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916.2" calcext:value-type="float">
            <text:p>5916.2</text:p>
          </table:table-cell>
          <table:table-cell office:value-type="float" office:value="581" calcext:value-type="float">
            <text:p>581</text:p>
          </table:table-cell>
          <table:table-cell office:value-type="float" office:value="3487.9" calcext:value-type="float">
            <text:p>3487.9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391.8" calcext:value-type="float">
            <text:p>4391.8</text:p>
          </table:table-cell>
          <table:table-cell office:value-type="float" office:value="5555" calcext:value-type="float">
            <text:p>5555</text:p>
          </table:table-cell>
          <table:table-cell office:value-type="float" office:value="153829.9" calcext:value-type="float">
            <text:p>153829.9</text:p>
          </table:table-cell>
          <table:table-cell office:value-type="float" office:value="5133.8" calcext:value-type="float">
            <text:p>5133.8</text:p>
          </table:table-cell>
          <table:table-cell office:value-type="float" office:value="5113.8" calcext:value-type="float">
            <text:p>5113.8</text:p>
          </table:table-cell>
          <table:table-cell office:value-type="float" office:value="781.6" calcext:value-type="float">
            <text:p>781.6</text:p>
          </table:table-cell>
          <table:table-cell office:value-type="float" office:value="621.4" calcext:value-type="float">
            <text:p>621.4</text:p>
          </table:table-cell>
          <table:table-cell office:value-type="float" office:value="56136.8" calcext:value-type="float">
            <text:p>56136.8</text:p>
          </table:table-cell>
          <table:table-cell office:value-type="float" office:value="37.5" calcext:value-type="float">
            <text:p>37.5</text:p>
          </table:table-cell>
          <table:table-cell office:value-type="float" office:value="33.3" calcext:value-type="float">
            <text:p>33.3</text:p>
          </table:table-cell>
          <table:table-cell office:value-type="float" office:value="1243" calcext:value-type="float">
            <text:p>124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194.2" calcext:value-type="float">
            <text:p>5194.2</text:p>
          </table:table-cell>
          <table:table-cell office:value-type="float" office:value="661.2" calcext:value-type="float">
            <text:p>661.2</text:p>
          </table:table-cell>
          <table:table-cell table:number-columns-repeated="2"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612.4" calcext:value-type="float">
            <text:p>4612.4</text:p>
          </table:table-cell>
          <table:table-cell office:value-type="float" office:value="5795.6" calcext:value-type="float">
            <text:p>5795.6</text:p>
          </table:table-cell>
          <table:table-cell office:value-type="float" office:value="153857.8" calcext:value-type="float">
            <text:p>153857.8</text:p>
          </table:table-cell>
          <table:table-cell office:value-type="float" office:value="5073.8" calcext:value-type="float">
            <text:p>5073.8</text:p>
          </table:table-cell>
          <table:table-cell office:value-type="float" office:value="4186" calcext:value-type="float">
            <text:p>4186</text:p>
          </table:table-cell>
          <table:table-cell office:value-type="float" office:value="801.6" calcext:value-type="float">
            <text:p>801.6</text:p>
          </table:table-cell>
          <table:table-cell office:value-type="float" office:value="440.8" calcext:value-type="float">
            <text:p>440.8</text:p>
          </table:table-cell>
          <table:table-cell office:value-type="float" office:value="55194" calcext:value-type="float">
            <text:p>5519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41.8" calcext:value-type="float">
            <text:p>841.8</text:p>
          </table:table-cell>
          <table:table-cell office:value-type="float" office:value="212.5" calcext:value-type="float">
            <text:p>212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695.6" calcext:value-type="float">
            <text:p>5695.6</text:p>
          </table:table-cell>
          <table:table-cell office:value-type="float" office:value="952" calcext:value-type="float">
            <text:p>952</text:p>
          </table:table-cell>
          <table:table-cell office:value-type="float" office:value="6975.8" calcext:value-type="float">
            <text:p>6975.8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4650.5" calcext:value-type="float">
            <text:p>4650.5</text:p>
          </table:table-cell>
          <table:table-cell office:value-type="float" office:value="5314.4" calcext:value-type="float">
            <text:p>5314.4</text:p>
          </table:table-cell>
          <table:table-cell office:value-type="float" office:value="6176.8" calcext:value-type="float">
            <text:p>6176.8</text:p>
          </table:table-cell>
          <table:table-cell office:value-type="float" office:value="153857.8" calcext:value-type="float">
            <text:p>153857.8</text:p>
          </table:table-cell>
          <table:table-cell office:value-type="float" office:value="4953.4" calcext:value-type="float">
            <text:p>4953.4</text:p>
          </table:table-cell>
          <table:table-cell office:value-type="float" office:value="4186.3" calcext:value-type="float">
            <text:p>4186.3</text:p>
          </table:table-cell>
          <table:table-cell office:value-type="float" office:value="425.8" calcext:value-type="float">
            <text:p>425.8</text:p>
          </table:table-cell>
          <table:table-cell office:value-type="float" office:value="601.3" calcext:value-type="float">
            <text:p>601.3</text:p>
          </table:table-cell>
          <table:table-cell office:value-type="float" office:value="55555" calcext:value-type="float">
            <text:p>5555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4.4" calcext:value-type="float">
            <text:p>1804.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936" calcext:value-type="float">
            <text:p>5936</text:p>
          </table:table-cell>
          <table:table-cell office:value-type="float" office:value="621.2" calcext:value-type="float">
            <text:p>621.2</text:p>
          </table:table-cell>
          <table:table-cell office:value-type="float" office:value="8370.9" calcext:value-type="float">
            <text:p>8370.9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3487.9" calcext:value-type="float">
            <text:p>3487.9</text:p>
          </table:table-cell>
          <table:table-cell office:value-type="float" office:value="5174" calcext:value-type="float">
            <text:p>5174</text:p>
          </table:table-cell>
          <table:table-cell office:value-type="float" office:value="5254.2" calcext:value-type="float">
            <text:p>5254.2</text:p>
          </table:table-cell>
          <table:table-cell office:value-type="float" office:value="151039.6" calcext:value-type="float">
            <text:p>151039.6</text:p>
          </table:table-cell>
          <table:table-cell office:value-type="float" office:value="6477.6" calcext:value-type="float">
            <text:p>6477.6</text:p>
          </table:table-cell>
          <table:table-cell office:value-type="float" office:value="4938.3" calcext:value-type="float">
            <text:p>4938.3</text:p>
          </table:table-cell>
          <table:table-cell office:value-type="float" office:value="822" calcext:value-type="float">
            <text:p>822</text:p>
          </table:table-cell>
          <table:table-cell office:value-type="float" office:value="400.8" calcext:value-type="float">
            <text:p>400.8</text:p>
          </table:table-cell>
          <table:table-cell office:value-type="float" office:value="53188.4" calcext:value-type="float">
            <text:p>53188.4</text:p>
          </table:table-cell>
          <table:table-cell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1604" calcext:value-type="float">
            <text:p>1604</text:p>
          </table:table-cell>
          <table:table-cell office:value-type="float" office:value="120" calcext:value-type="float">
            <text:p>120</text:p>
          </table:table-cell>
          <table:table-cell office:value-type="float" office:value="4650.5" calcext:value-type="float">
            <text:p>4650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6176.8" calcext:value-type="float">
            <text:p>6176.8</text:p>
          </table:table-cell>
          <table:table-cell office:value-type="float" office:value="801.6" calcext:value-type="float">
            <text:p>801.6</text:p>
          </table:table-cell>
          <table:table-cell office:value-type="float" office:value="6975.8" calcext:value-type="float">
            <text:p>6975.8</text:p>
          </table:table-cell>
          <table:table-cell office:value-type="float" office:value="13951.6" calcext:value-type="float">
            <text:p>13951.6</text:p>
          </table:table-cell>
          <table:table-cell office:value-type="float" office:value="4650.5" calcext:value-type="float">
            <text:p>4650.5</text:p>
          </table:table-cell>
          <table:table-cell office:value-type="float" office:value="4271.6" calcext:value-type="float">
            <text:p>4271.6</text:p>
          </table:table-cell>
          <table:table-cell office:value-type="float" office:value="5515.2" calcext:value-type="float">
            <text:p>5515.2</text:p>
          </table:table-cell>
          <table:table-cell office:value-type="float" office:value="162228.8" calcext:value-type="float">
            <text:p>162228.8</text:p>
          </table:table-cell>
          <table:table-cell office:value-type="float" office:value="4652.6" calcext:value-type="float">
            <text:p>4652.6</text:p>
          </table:table-cell>
          <table:table-cell office:value-type="float" office:value="4337" calcext:value-type="float">
            <text:p>4337</text:p>
          </table:table-cell>
          <table:table-cell office:value-type="float" office:value="701.4" calcext:value-type="float">
            <text:p>701.4</text:p>
          </table:table-cell>
          <table:table-cell office:value-type="float" office:value="425.5" calcext:value-type="float">
            <text:p>425.5</text:p>
          </table:table-cell>
          <table:table-cell office:value-type="float" office:value="53669.8" calcext:value-type="float">
            <text:p>53669.8</text:p>
          </table:table-cell>
          <table:table-cell office:value-type="float" office:value="12.5" calcext:value-type="float">
            <text:p>12.5</text:p>
          </table:table-cell>
          <table:table-cell office:value-type="float" office:value="267" calcext:value-type="float">
            <text:p>267</text:p>
          </table:table-cell>
          <table:table-cell office:value-type="float" office:value="1704.2" calcext:value-type="float">
            <text:p>1704.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615.4" calcext:value-type="float">
            <text:p>5615.4</text:p>
          </table:table-cell>
          <table:table-cell office:value-type="float" office:value="681.2" calcext:value-type="float">
            <text:p>681.2</text:p>
          </table:table-cell>
          <table:table-cell office:value-type="float" office:value="6975.8" calcext:value-type="float">
            <text:p>6975.8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251.4" calcext:value-type="float">
            <text:p>4251.4</text:p>
          </table:table-cell>
          <table:table-cell office:value-type="float" office:value="5214" calcext:value-type="float">
            <text:p>5214</text:p>
          </table:table-cell>
          <table:table-cell office:value-type="float" office:value="151039.6" calcext:value-type="float">
            <text:p>151039.6</text:p>
          </table:table-cell>
          <table:table-cell office:value-type="float" office:value="5173.8" calcext:value-type="float">
            <text:p>5173.8</text:p>
          </table:table-cell>
          <table:table-cell office:value-type="float" office:value="4512" calcext:value-type="float">
            <text:p>4512</text:p>
          </table:table-cell>
          <table:table-cell office:value-type="float" office:value="1022.2" calcext:value-type="float">
            <text:p>1022.2</text:p>
          </table:table-cell>
          <table:table-cell office:value-type="float" office:value="621.2" calcext:value-type="float">
            <text:p>621.2</text:p>
          </table:table-cell>
          <table:table-cell office:value-type="float" office:value="55374.8" calcext:value-type="float">
            <text:p>55374.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523.8" calcext:value-type="float">
            <text:p>1523.8</text:p>
          </table:table-cell>
          <table:table-cell office:value-type="float" office:value="110" calcext:value-type="float">
            <text:p>110</text:p>
          </table:table-cell>
          <table:table-cell office:value-type="float" office:value="3487.9" calcext:value-type="float">
            <text:p>3487.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956.2" calcext:value-type="float">
            <text:p>5956.2</text:p>
          </table:table-cell>
          <table:table-cell office:value-type="float" office:value="400.6" calcext:value-type="float">
            <text:p>400.6</text:p>
          </table:table-cell>
          <table:table-cell office:value-type="float" office:value="5580.6" calcext:value-type="float">
            <text:p>5580.6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572.4" calcext:value-type="float">
            <text:p>4572.4</text:p>
          </table:table-cell>
          <table:table-cell office:value-type="float" office:value="4993.6" calcext:value-type="float">
            <text:p>4993.6</text:p>
          </table:table-cell>
          <table:table-cell office:value-type="float" office:value="145486.9" calcext:value-type="float">
            <text:p>145486.9</text:p>
          </table:table-cell>
          <table:table-cell office:value-type="float" office:value="5815.8" calcext:value-type="float">
            <text:p>5815.8</text:p>
          </table:table-cell>
          <table:table-cell office:value-type="float" office:value="4437" calcext:value-type="float">
            <text:p>4437</text:p>
          </table:table-cell>
          <table:table-cell office:value-type="float" office:value="626" calcext:value-type="float">
            <text:p>626</text:p>
          </table:table-cell>
          <table:table-cell office:value-type="float" office:value="601.2" calcext:value-type="float">
            <text:p>601.2</text:p>
          </table:table-cell>
          <table:table-cell office:value-type="float" office:value="54772.8" calcext:value-type="float">
            <text:p>54772.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22.6" calcext:value-type="float">
            <text:p>1122.6</text:p>
          </table:table-cell>
          <table:table-cell office:value-type="float" office:value="160" calcext:value-type="float">
            <text:p>160</text:p>
          </table:table-cell>
          <table:table-cell office:value-type="float" office:value="4650.5" calcext:value-type="float">
            <text:p>4650.5</text:p>
          </table:table-cell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916" calcext:value-type="float">
            <text:p>5916</text:p>
          </table:table-cell>
          <table:table-cell office:value-type="float" office:value="701.6" calcext:value-type="float">
            <text:p>701.6</text:p>
          </table:table-cell>
          <table:table-cell office:value-type="float" office:value="5580.6" calcext:value-type="float">
            <text:p>5580.6</text:p>
          </table:table-cell>
          <table:table-cell office:value-type="float" office:value="13951.6" calcext:value-type="float">
            <text:p>13951.6</text:p>
          </table:table-cell>
          <table:table-cell office:value-type="float" office:value="4650.5" calcext:value-type="float">
            <text:p>4650.5</text:p>
          </table:table-cell>
          <table:table-cell table:number-columns-repeated="2" office:value-type="float" office:value="5214.2" calcext:value-type="float">
            <text:p>5214.2</text:p>
          </table:table-cell>
          <table:table-cell office:value-type="float" office:value="151011.7" calcext:value-type="float">
            <text:p>151011.7</text:p>
          </table:table-cell>
          <table:table-cell office:value-type="float" office:value="5374.4" calcext:value-type="float">
            <text:p>5374.4</text:p>
          </table:table-cell>
          <table:table-cell office:value-type="float" office:value="4688" calcext:value-type="float">
            <text:p>4688</text:p>
          </table:table-cell>
          <table:table-cell office:value-type="float" office:value="661.4" calcext:value-type="float">
            <text:p>661.4</text:p>
          </table:table-cell>
          <table:table-cell office:value-type="float" office:value="375.5" calcext:value-type="float">
            <text:p>375.5</text:p>
          </table:table-cell>
          <table:table-cell office:value-type="float" office:value="55815.8" calcext:value-type="float">
            <text:p>55815.8</text:p>
          </table:table-cell>
          <table:table-cell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1443.6" calcext:value-type="float">
            <text:p>1443.6</text:p>
          </table:table-cell>
          <table:table-cell office:value-type="float" office:value="240" calcext:value-type="float">
            <text:p>240</text:p>
          </table:table-cell>
          <table:table-cell office:value-type="float" office:value="6975.8" calcext:value-type="float">
            <text:p>6975.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916" calcext:value-type="float">
            <text:p>5916</text:p>
          </table:table-cell>
          <table:table-cell office:value-type="float" office:value="541" calcext:value-type="float">
            <text:p>541</text:p>
          </table:table-cell>
          <table:table-cell office:value-type="float" office:value="5580.6" calcext:value-type="float">
            <text:p>5580.6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753" calcext:value-type="float">
            <text:p>4753</text:p>
          </table:table-cell>
          <table:table-cell office:value-type="float" office:value="4973.6" calcext:value-type="float">
            <text:p>4973.6</text:p>
          </table:table-cell>
          <table:table-cell office:value-type="float" office:value="151039.6" calcext:value-type="float">
            <text:p>151039.6</text:p>
          </table:table-cell>
          <table:table-cell office:value-type="float" office:value="5174" calcext:value-type="float">
            <text:p>5174</text:p>
          </table:table-cell>
          <table:table-cell office:value-type="float" office:value="3449.2" calcext:value-type="float">
            <text:p>3449.2</text:p>
          </table:table-cell>
          <table:table-cell office:value-type="float" office:value="821.8" calcext:value-type="float">
            <text:p>821.8</text:p>
          </table:table-cell>
          <table:table-cell office:value-type="float" office:value="501" calcext:value-type="float">
            <text:p>501</text:p>
          </table:table-cell>
          <table:table-cell office:value-type="float" office:value="56878.6" calcext:value-type="float">
            <text:p>56878.6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1262.8" calcext:value-type="float">
            <text:p>1262.8</text:p>
          </table:table-cell>
          <table:table-cell office:value-type="float" office:value="112.5" calcext:value-type="float">
            <text:p>112.5</text:p>
          </table:table-cell>
          <table:table-cell office:value-type="float" office:value="3487.9" calcext:value-type="float">
            <text:p>3487.9</text:p>
          </table:table-cell>
          <table:table-cell office:value-type="float" office:value="133.3" calcext:value-type="float">
            <text:p>133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655.4" calcext:value-type="float">
            <text:p>5655.4</text:p>
          </table:table-cell>
          <table:table-cell office:value-type="float" office:value="821.8" calcext:value-type="float">
            <text:p>821.8</text:p>
          </table:table-cell>
          <table:table-cell office:value-type="float" office:value="6975.8" calcext:value-type="float">
            <text:p>6975.8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0" calcext:value-type="float">
            <text:p>0</text:p>
          </table:table-cell>
          <table:table-cell office:value-type="float" office:value="4893" calcext:value-type="float">
            <text:p>4893</text:p>
          </table:table-cell>
          <table:table-cell office:value-type="float" office:value="5214.2" calcext:value-type="float">
            <text:p>5214.2</text:p>
          </table:table-cell>
          <table:table-cell office:value-type="float" office:value="142612.9" calcext:value-type="float">
            <text:p>142612.9</text:p>
          </table:table-cell>
          <table:table-cell office:value-type="float" office:value="4853.2" calcext:value-type="float">
            <text:p>4853.2</text:p>
          </table:table-cell>
          <table:table-cell office:value-type="float" office:value="5239" calcext:value-type="float">
            <text:p>5239</text:p>
          </table:table-cell>
          <table:table-cell office:value-type="float" office:value="821.8" calcext:value-type="float">
            <text:p>821.8</text:p>
          </table:table-cell>
          <table:table-cell office:value-type="float" office:value="501" calcext:value-type="float">
            <text:p>501</text:p>
          </table:table-cell>
          <table:table-cell office:value-type="float" office:value="54412" calcext:value-type="float">
            <text:p>54412</text:p>
          </table:table-cell>
          <table:table-cell office:value-type="float" office:value="14.3" calcext:value-type="float">
            <text:p>14.3</text:p>
          </table:table-cell>
          <table:table-cell office:value-type="float" office:value="80" calcext:value-type="float">
            <text:p>80</text:p>
          </table:table-cell>
          <table:table-cell office:value-type="float" office:value="1222.8" calcext:value-type="float">
            <text:p>1222.8</text:p>
          </table:table-cell>
          <table:table-cell office:value-type="float" office:value="100" calcext:value-type="float">
            <text:p>100</text:p>
          </table:table-cell>
          <table:table-cell office:value-type="float" office:value="6975.8" calcext:value-type="float">
            <text:p>6975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455" calcext:value-type="float">
            <text:p>5455</text:p>
          </table:table-cell>
          <table:table-cell office:value-type="float" office:value="801.8" calcext:value-type="float">
            <text:p>801.8</text:p>
          </table:table-cell>
          <table:table-cell office:value-type="float" office:value="5580.6" calcext:value-type="float">
            <text:p>5580.6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4650.5" calcext:value-type="float">
            <text:p>4650.5</text:p>
          </table:table-cell>
          <table:table-cell office:value-type="float" office:value="4472" calcext:value-type="float">
            <text:p>4472</text:p>
          </table:table-cell>
          <table:table-cell office:value-type="float" office:value="5595.2" calcext:value-type="float">
            <text:p>5595.2</text:p>
          </table:table-cell>
          <table:table-cell office:value-type="float" office:value="148249.3" calcext:value-type="float">
            <text:p>148249.3</text:p>
          </table:table-cell>
          <table:table-cell office:value-type="float" office:value="4752.8" calcext:value-type="float">
            <text:p>4752.8</text:p>
          </table:table-cell>
          <table:table-cell office:value-type="float" office:value="4812.8" calcext:value-type="float">
            <text:p>4812.8</text:p>
          </table:table-cell>
          <table:table-cell office:value-type="float" office:value="761.6" calcext:value-type="float">
            <text:p>761.6</text:p>
          </table:table-cell>
          <table:table-cell office:value-type="float" office:value="601.2" calcext:value-type="float">
            <text:p>601.2</text:p>
          </table:table-cell>
          <table:table-cell office:value-type="float" office:value="53549.6" calcext:value-type="float">
            <text:p>53549.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624.2" calcext:value-type="float">
            <text:p>1624.2</text:p>
          </table:table-cell>
          <table:table-cell office:value-type="float" office:value="312.5" calcext:value-type="float">
            <text:p>312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6116.4" calcext:value-type="float">
            <text:p>6116.4</text:p>
          </table:table-cell>
          <table:table-cell office:value-type="float" office:value="621" calcext:value-type="float">
            <text:p>621</text:p>
          </table:table-cell>
          <table:table-cell office:value-type="float" office:value="2790.3" calcext:value-type="float">
            <text:p>2790.3</text:p>
          </table:table-cell>
          <table:table-cell office:value-type="float" office:value="13951.6" calcext:value-type="float">
            <text:p>13951.6</text:p>
          </table:table-cell>
          <table:table-cell office:value-type="float" office:value="0" calcext:value-type="float">
            <text:p>0</text:p>
          </table:table-cell>
          <table:table-cell office:value-type="float" office:value="4933.2" calcext:value-type="float">
            <text:p>4933.2</text:p>
          </table:table-cell>
          <table:table-cell office:value-type="float" office:value="4973.6" calcext:value-type="float">
            <text:p>4973.6</text:p>
          </table:table-cell>
          <table:table-cell office:value-type="float" office:value="151067.5" calcext:value-type="float">
            <text:p>151067.5</text:p>
          </table:table-cell>
          <table:table-cell office:value-type="float" office:value="5675.4" calcext:value-type="float">
            <text:p>5675.4</text:p>
          </table:table-cell>
          <table:table-cell office:value-type="float" office:value="4086" calcext:value-type="float">
            <text:p>4086</text:p>
          </table:table-cell>
          <table:table-cell office:value-type="float" office:value="701.5" calcext:value-type="float">
            <text:p>701.5</text:p>
          </table:table-cell>
          <table:table-cell office:value-type="float" office:value="576" calcext:value-type="float">
            <text:p>576</text:p>
          </table:table-cell>
          <table:table-cell office:value-type="float" office:value="53389.2" calcext:value-type="float">
            <text:p>53389.2</text:p>
          </table:table-cell>
          <table:table-cell office:value-type="float" office:value="25" calcext:value-type="float">
            <text:p>25</text:p>
          </table:table-cell>
          <table:table-cell office:value-type="float" office:value="125.3" calcext:value-type="float">
            <text:p>125.3</text:p>
          </table:table-cell>
          <table:table-cell office:value-type="float" office:value="1624" calcext:value-type="float">
            <text:p>1624</text:p>
          </table:table-cell>
          <table:table-cell office:value-type="float" office:value="200" calcext:value-type="float">
            <text:p>200</text:p>
          </table:table-cell>
          <table:table-cell office:value-type="float" office:value="4650.5" calcext:value-type="float">
            <text:p>4650.5</text:p>
          </table:table-cell>
          <table:table-cell office:value-type="float" office:value="140" calcext:value-type="float">
            <text:p>140</text:p>
          </table:table-cell>
          <table:table-cell office:value-type="float" office:value="1453.5" calcext:value-type="float">
            <text:p>1453.5</text:p>
          </table:table-cell>
          <table:table-cell office:value-type="float" office:value="601.2" calcext:value-type="float">
            <text:p>601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17.6" calcext:value-type="float">
            <text:p>6417.6</text:p>
          </table:table-cell>
          <table:table-cell office:value-type="float" office:value="14414.8" calcext:value-type="float">
            <text:p>14414.8</text:p>
          </table:table-cell>
          <table:table-cell office:value-type="float" office:value="8131.9" calcext:value-type="float">
            <text:p>8131.9</text:p>
          </table:table-cell>
          <table:table-cell office:value-type="float" office:value="64479" calcext:value-type="float">
            <text:p>64479</text:p>
          </table:table-cell>
          <table:table-cell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float" office:value="9200.3" calcext:value-type="float">
            <text:p>9200.3</text:p>
          </table:table-cell>
          <table:table-cell office:value-type="float" office:value="184783.3" calcext:value-type="float">
            <text:p>184783.3</text:p>
          </table:table-cell>
          <table:table-cell office:value-type="float" office:value="12995.8" calcext:value-type="float">
            <text:p>12995.8</text:p>
          </table:table-cell>
          <table:table-cell office:value-type="float" office:value="40312.6" calcext:value-type="float">
            <text:p>40312.6</text:p>
          </table:table-cell>
          <table:table-cell office:value-type="float" office:value="8022" calcext:value-type="float">
            <text:p>8022</text:p>
          </table:table-cell>
          <table:table-cell office:value-type="float" office:value="26333.2" calcext:value-type="float">
            <text:p>26333.2</text:p>
          </table:table-cell>
          <table:table-cell office:value-type="float" office:value="66846.2" calcext:value-type="float">
            <text:p>66846.2</text:p>
          </table:table-cell>
          <table:table-cell office:value-type="float" office:value="34897.1" calcext:value-type="float">
            <text:p>34897.1</text:p>
          </table:table-cell>
          <table:table-cell office:value-type="float" office:value="7239.8" calcext:value-type="float">
            <text:p>7239.8</text:p>
          </table:table-cell>
          <table:table-cell office:value-type="float" office:value="7500.6" calcext:value-type="float">
            <text:p>7500.6</text:p>
          </table:table-cell>
          <table:table-cell office:value-type="float" office:value="29999.6" calcext:value-type="float">
            <text:p>29999.6</text:p>
          </table:table-cell>
          <table:table-cell office:value-type="float" office:value="157595.7" calcext:value-type="float">
            <text:p>157595.7</text:p>
          </table:table-cell>
          <table:table-cell office:value-type="float" office:value="98495" calcext:value-type="float">
            <text:p>98495</text:p>
          </table:table-cell>
          <table:table-cell office:value-type="float" office:value="66024" calcext:value-type="float">
            <text:p>66024</text:p>
          </table:table-cell>
          <table:table-cell office:value-type="float" office:value="102264.6" calcext:value-type="float">
            <text:p>102264.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8419" calcext:value-type="float">
            <text:p>28419</text:p>
          </table:table-cell>
          <table:table-cell office:value-type="float" office:value="35759.6" calcext:value-type="float">
            <text:p>35759.6</text:p>
          </table:table-cell>
          <table:table-cell office:value-type="float" office:value="34323.8" calcext:value-type="float">
            <text:p>34323.8</text:p>
          </table:table-cell>
          <table:table-cell office:value-type="float" office:value="389947" calcext:value-type="float">
            <text:p>389947</text:p>
          </table:table-cell>
          <table:table-cell office:value-type="float" office:value="3575.4" calcext:value-type="float">
            <text:p>3575.4</text:p>
          </table:table-cell>
          <table:table-cell office:value-type="float" office:value="106938.8" calcext:value-type="float">
            <text:p>106938.8</text:p>
          </table:table-cell>
          <table:table-cell office:value-type="float" office:value="15182.2" calcext:value-type="float">
            <text:p>15182.2</text:p>
          </table:table-cell>
          <table:table-cell office:value-type="float" office:value="364203.6" calcext:value-type="float">
            <text:p>364203.6</text:p>
          </table:table-cell>
          <table:table-cell office:value-type="float" office:value="44283.4" calcext:value-type="float">
            <text:p>44283.4</text:p>
          </table:table-cell>
          <table:table-cell office:value-type="float" office:value="40352.6" calcext:value-type="float">
            <text:p>40352.6</text:p>
          </table:table-cell>
          <table:table-cell office:value-type="float" office:value="20797.8" calcext:value-type="float">
            <text:p>20797.8</text:p>
          </table:table-cell>
          <table:table-cell office:value-type="float" office:value="148213.6" calcext:value-type="float">
            <text:p>148213.6</text:p>
          </table:table-cell>
          <table:table-cell office:value-type="float" office:value="100179.2" calcext:value-type="float">
            <text:p>100179.2</text:p>
          </table:table-cell>
          <table:table-cell office:value-type="float" office:value="139638.5" calcext:value-type="float">
            <text:p>139638.5</text:p>
          </table:table-cell>
          <table:table-cell office:value-type="float" office:value="14841" calcext:value-type="float">
            <text:p>14841</text:p>
          </table:table-cell>
          <table:table-cell office:value-type="float" office:value="16345" calcext:value-type="float">
            <text:p>16345</text:p>
          </table:table-cell>
          <table:table-cell office:value-type="float" office:value="84433.2" calcext:value-type="float">
            <text:p>84433.2</text:p>
          </table:table-cell>
          <table:table-cell office:value-type="float" office:value="435854.8" calcext:value-type="float">
            <text:p>435854.8</text:p>
          </table:table-cell>
          <table:table-cell office:value-type="float" office:value="181144.8" calcext:value-type="float">
            <text:p>181144.8</text:p>
          </table:table-cell>
          <table:table-cell office:value-type="float" office:value="161050" calcext:value-type="float">
            <text:p>161050</text:p>
          </table:table-cell>
          <table:table-cell office:value-type="float" office:value="191033.6" calcext:value-type="float">
            <text:p>191033.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7640.6" calcext:value-type="float">
            <text:p>57640.6</text:p>
          </table:table-cell>
          <table:table-cell office:value-type="float" office:value="49798.8" calcext:value-type="float">
            <text:p>49798.8</text:p>
          </table:table-cell>
          <table:table-cell office:value-type="float" office:value="43604.4" calcext:value-type="float">
            <text:p>43604.4</text:p>
          </table:table-cell>
          <table:table-cell office:value-type="float" office:value="715009.8" calcext:value-type="float">
            <text:p>715009.8</text:p>
          </table:table-cell>
          <table:table-cell office:value-type="float" office:value="13609.4" calcext:value-type="float">
            <text:p>13609.4</text:p>
          </table:table-cell>
          <table:table-cell office:value-type="float" office:value="251400" calcext:value-type="float">
            <text:p>251400</text:p>
          </table:table-cell>
          <table:table-cell office:value-type="float" office:value="25491" calcext:value-type="float">
            <text:p>25491</text:p>
          </table:table-cell>
          <table:table-cell office:value-type="float" office:value="450334.2" calcext:value-type="float">
            <text:p>450334.2</text:p>
          </table:table-cell>
          <table:table-cell office:value-type="float" office:value="74808.8" calcext:value-type="float">
            <text:p>74808.8</text:p>
          </table:table-cell>
          <table:table-cell office:value-type="float" office:value="64479.8" calcext:value-type="float">
            <text:p>64479.8</text:p>
          </table:table-cell>
          <table:table-cell office:value-type="float" office:value="31628.2" calcext:value-type="float">
            <text:p>31628.2</text:p>
          </table:table-cell>
          <table:table-cell office:value-type="float" office:value="236639.2" calcext:value-type="float">
            <text:p>236639.2</text:p>
          </table:table-cell>
          <table:table-cell office:value-type="float" office:value="139770" calcext:value-type="float">
            <text:p>139770</text:p>
          </table:table-cell>
          <table:table-cell office:value-type="float" office:value="237147" calcext:value-type="float">
            <text:p>237147</text:p>
          </table:table-cell>
          <table:table-cell office:value-type="float" office:value="22061.2" calcext:value-type="float">
            <text:p>22061.2</text:p>
          </table:table-cell>
          <table:table-cell office:value-type="float" office:value="21399.6" calcext:value-type="float">
            <text:p>21399.6</text:p>
          </table:table-cell>
          <table:table-cell office:value-type="float" office:value="114213.2" calcext:value-type="float">
            <text:p>114213.2</text:p>
          </table:table-cell>
          <table:table-cell office:value-type="float" office:value="472136.4" calcext:value-type="float">
            <text:p>472136.4</text:p>
          </table:table-cell>
          <table:table-cell office:value-type="float" office:value="281766.4" calcext:value-type="float">
            <text:p>281766.4</text:p>
          </table:table-cell>
          <table:table-cell office:value-type="float" office:value="256092.8" calcext:value-type="float">
            <text:p>256092.8</text:p>
          </table:table-cell>
          <table:table-cell office:value-type="float" office:value="283229.6" calcext:value-type="float">
            <text:p>283229.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78558.8" calcext:value-type="float">
            <text:p>78558.8</text:p>
          </table:table-cell>
          <table:table-cell office:value-type="float" office:value="54471.8" calcext:value-type="float">
            <text:p>54471.8</text:p>
          </table:table-cell>
          <table:table-cell office:value-type="float" office:value="61677.6" calcext:value-type="float">
            <text:p>61677.6</text:p>
          </table:table-cell>
          <table:table-cell office:value-type="float" office:value="1395966.3" calcext:value-type="float">
            <text:p>1395966.3</text:p>
          </table:table-cell>
          <table:table-cell office:value-type="float" office:value="13992.2" calcext:value-type="float">
            <text:p>13992.2</text:p>
          </table:table-cell>
          <table:table-cell office:value-type="float" office:value="324264" calcext:value-type="float">
            <text:p>324264</text:p>
          </table:table-cell>
          <table:table-cell office:value-type="float" office:value="31868.8" calcext:value-type="float">
            <text:p>31868.8</text:p>
          </table:table-cell>
          <table:table-cell office:value-type="float" office:value="549893.4" calcext:value-type="float">
            <text:p>549893.4</text:p>
          </table:table-cell>
          <table:table-cell office:value-type="float" office:value="95726.4" calcext:value-type="float">
            <text:p>95726.4</text:p>
          </table:table-cell>
          <table:table-cell office:value-type="float" office:value="85398" calcext:value-type="float">
            <text:p>85398</text:p>
          </table:table-cell>
          <table:table-cell office:value-type="float" office:value="39149.2" calcext:value-type="float">
            <text:p>39149.2</text:p>
          </table:table-cell>
          <table:table-cell office:value-type="float" office:value="301099.2" calcext:value-type="float">
            <text:p>301099.2</text:p>
          </table:table-cell>
          <table:table-cell office:value-type="float" office:value="162353.6" calcext:value-type="float">
            <text:p>162353.6</text:p>
          </table:table-cell>
          <table:table-cell office:value-type="float" office:value="328900" calcext:value-type="float">
            <text:p>328900</text:p>
          </table:table-cell>
          <table:table-cell office:value-type="float" office:value="30765.6" calcext:value-type="float">
            <text:p>30765.6</text:p>
          </table:table-cell>
          <table:table-cell office:value-type="float" office:value="28760" calcext:value-type="float">
            <text:p>28760</text:p>
          </table:table-cell>
          <table:table-cell office:value-type="float" office:value="145153.6" calcext:value-type="float">
            <text:p>145153.6</text:p>
          </table:table-cell>
          <table:table-cell office:value-type="float" office:value="639751" calcext:value-type="float">
            <text:p>639751</text:p>
          </table:table-cell>
          <table:table-cell office:value-type="float" office:value="319430.4" calcext:value-type="float">
            <text:p>319430.4</text:p>
          </table:table-cell>
          <table:table-cell office:value-type="float" office:value="338002.4" calcext:value-type="float">
            <text:p>338002.4</text:p>
          </table:table-cell>
          <table:table-cell office:value-type="float" office:value="348571.2" calcext:value-type="float">
            <text:p>348571.2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06236.8" calcext:value-type="float">
            <text:p>106236.8</text:p>
          </table:table-cell>
          <table:table-cell office:value-type="float" office:value="55976.2" calcext:value-type="float">
            <text:p>55976.2</text:p>
          </table:table-cell>
          <table:table-cell office:value-type="float" office:value="56800.9" calcext:value-type="float">
            <text:p>56800.9</text:p>
          </table:table-cell>
          <table:table-cell office:value-type="float" office:value="1524044.2" calcext:value-type="float">
            <text:p>1524044.2</text:p>
          </table:table-cell>
          <table:table-cell office:value-type="float" office:value="21257.8" calcext:value-type="float">
            <text:p>21257.8</text:p>
          </table:table-cell>
          <table:table-cell office:value-type="float" office:value="394779.2" calcext:value-type="float">
            <text:p>394779.2</text:p>
          </table:table-cell>
          <table:table-cell office:value-type="float" office:value="39149.2" calcext:value-type="float">
            <text:p>39149.2</text:p>
          </table:table-cell>
          <table:table-cell office:value-type="float" office:value="633766.3" calcext:value-type="float">
            <text:p>633766.3</text:p>
          </table:table-cell>
          <table:table-cell office:value-type="float" office:value="106878" calcext:value-type="float">
            <text:p>106878</text:p>
          </table:table-cell>
          <table:table-cell office:value-type="float" office:value="98634.8" calcext:value-type="float">
            <text:p>98634.8</text:p>
          </table:table-cell>
          <table:table-cell office:value-type="float" office:value="44865" calcext:value-type="float">
            <text:p>44865</text:p>
          </table:table-cell>
          <table:table-cell office:value-type="float" office:value="357478.4" calcext:value-type="float">
            <text:p>357478.4</text:p>
          </table:table-cell>
          <table:table-cell office:value-type="float" office:value="179761.6" calcext:value-type="float">
            <text:p>179761.6</text:p>
          </table:table-cell>
          <table:table-cell office:value-type="float" office:value="398344" calcext:value-type="float">
            <text:p>398344</text:p>
          </table:table-cell>
          <table:table-cell office:value-type="float" office:value="39209.4" calcext:value-type="float">
            <text:p>39209.4</text:p>
          </table:table-cell>
          <table:table-cell office:value-type="float" office:value="28940.6" calcext:value-type="float">
            <text:p>28940.6</text:p>
          </table:table-cell>
          <table:table-cell office:value-type="float" office:value="158636.8" calcext:value-type="float">
            <text:p>158636.8</text:p>
          </table:table-cell>
          <table:table-cell office:value-type="float" office:value="662195.2" calcext:value-type="float">
            <text:p>662195.2</text:p>
          </table:table-cell>
          <table:table-cell office:value-type="float" office:value="346125.6" calcext:value-type="float">
            <text:p>346125.6</text:p>
          </table:table-cell>
          <table:table-cell office:value-type="float" office:value="385596.8" calcext:value-type="float">
            <text:p>385596.8</text:p>
          </table:table-cell>
          <table:table-cell office:value-type="float" office:value="429520" calcext:value-type="float">
            <text:p>429520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17949.2" calcext:value-type="float">
            <text:p>117949.2</text:p>
          </table:table-cell>
          <table:table-cell office:value-type="float" office:value="66786.4" calcext:value-type="float">
            <text:p>66786.4</text:p>
          </table:table-cell>
          <table:table-cell office:value-type="float" office:value="60348.3" calcext:value-type="float">
            <text:p>60348.3</text:p>
          </table:table-cell>
          <table:table-cell office:value-type="float" office:value="1688635.9" calcext:value-type="float">
            <text:p>1688635.9</text:p>
          </table:table-cell>
          <table:table-cell office:value-type="float" office:value="21905" calcext:value-type="float">
            <text:p>21905</text:p>
          </table:table-cell>
          <table:table-cell office:value-type="float" office:value="485073.6" calcext:value-type="float">
            <text:p>485073.6</text:p>
          </table:table-cell>
          <table:table-cell office:value-type="float" office:value="42358" calcext:value-type="float">
            <text:p>42358</text:p>
          </table:table-cell>
          <table:table-cell office:value-type="float" office:value="606768.5" calcext:value-type="float">
            <text:p>606768.5</text:p>
          </table:table-cell>
          <table:table-cell office:value-type="float" office:value="109304.8" calcext:value-type="float">
            <text:p>109304.8</text:p>
          </table:table-cell>
          <table:table-cell office:value-type="float" office:value="103067.6" calcext:value-type="float">
            <text:p>103067.6</text:p>
          </table:table-cell>
          <table:table-cell office:value-type="float" office:value="40773.6" calcext:value-type="float">
            <text:p>40773.6</text:p>
          </table:table-cell>
          <table:table-cell office:value-type="float" office:value="391390.4" calcext:value-type="float">
            <text:p>391390.4</text:p>
          </table:table-cell>
          <table:table-cell office:value-type="float" office:value="183612.8" calcext:value-type="float">
            <text:p>183612.8</text:p>
          </table:table-cell>
          <table:table-cell office:value-type="float" office:value="445651" calcext:value-type="float">
            <text:p>445651</text:p>
          </table:table-cell>
          <table:table-cell office:value-type="float" office:value="44644.4" calcext:value-type="float">
            <text:p>44644.4</text:p>
          </table:table-cell>
          <table:table-cell office:value-type="float" office:value="31488" calcext:value-type="float">
            <text:p>31488</text:p>
          </table:table-cell>
          <table:table-cell office:value-type="float" office:value="168465.6" calcext:value-type="float">
            <text:p>168465.6</text:p>
          </table:table-cell>
          <table:table-cell office:value-type="float" office:value="680889.8" calcext:value-type="float">
            <text:p>680889.8</text:p>
          </table:table-cell>
          <table:table-cell office:value-type="float" office:value="357937.6" calcext:value-type="float">
            <text:p>357937.6</text:p>
          </table:table-cell>
          <table:table-cell office:value-type="float" office:value="423542.4" calcext:value-type="float">
            <text:p>423542.4</text:p>
          </table:table-cell>
          <table:table-cell office:value-type="float" office:value="460443.2" calcext:value-type="float">
            <text:p>460443.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25871.2" calcext:value-type="float">
            <text:p>125871.2</text:p>
          </table:table-cell>
          <table:table-cell office:value-type="float" office:value="46630.2" calcext:value-type="float">
            <text:p>46630.2</text:p>
          </table:table-cell>
          <table:table-cell office:value-type="float" office:value="57478.7" calcext:value-type="float">
            <text:p>57478.7</text:p>
          </table:table-cell>
          <table:table-cell office:value-type="float" office:value="1715549.5" calcext:value-type="float">
            <text:p>1715549.5</text:p>
          </table:table-cell>
          <table:table-cell office:value-type="float" office:value="23903.9" calcext:value-type="float">
            <text:p>23903.9</text:p>
          </table:table-cell>
          <table:table-cell office:value-type="float" office:value="470414.4" calcext:value-type="float">
            <text:p>470414.4</text:p>
          </table:table-cell>
          <table:table-cell office:value-type="float" office:value="45045.6" calcext:value-type="float">
            <text:p>45045.6</text:p>
          </table:table-cell>
          <table:table-cell office:value-type="float" office:value="627293.1" calcext:value-type="float">
            <text:p>627293.1</text:p>
          </table:table-cell>
          <table:table-cell office:value-type="float" office:value="115181.2" calcext:value-type="float">
            <text:p>115181.2</text:p>
          </table:table-cell>
          <table:table-cell office:value-type="float" office:value="109505.6" calcext:value-type="float">
            <text:p>109505.6</text:p>
          </table:table-cell>
          <table:table-cell office:value-type="float" office:value="42759.2" calcext:value-type="float">
            <text:p>42759.2</text:p>
          </table:table-cell>
          <table:table-cell office:value-type="float" office:value="415339.2" calcext:value-type="float">
            <text:p>415339.2</text:p>
          </table:table-cell>
          <table:table-cell office:value-type="float" office:value="199516.8" calcext:value-type="float">
            <text:p>199516.8</text:p>
          </table:table-cell>
          <table:table-cell office:value-type="float" office:value="473569" calcext:value-type="float">
            <text:p>473569</text:p>
          </table:table-cell>
          <table:table-cell office:value-type="float" office:value="43601.4" calcext:value-type="float">
            <text:p>43601.4</text:p>
          </table:table-cell>
          <table:table-cell office:value-type="float" office:value="34295.4" calcext:value-type="float">
            <text:p>34295.4</text:p>
          </table:table-cell>
          <table:table-cell office:value-type="float" office:value="166914.4" calcext:value-type="float">
            <text:p>166914.4</text:p>
          </table:table-cell>
          <table:table-cell office:value-type="float" office:value="692967.8" calcext:value-type="float">
            <text:p>692967.8</text:p>
          </table:table-cell>
          <table:table-cell office:value-type="float" office:value="348190.4" calcext:value-type="float">
            <text:p>348190.4</text:p>
          </table:table-cell>
          <table:table-cell office:value-type="float" office:value="452744" calcext:value-type="float">
            <text:p>452744</text:p>
          </table:table-cell>
          <table:table-cell office:value-type="float" office:value="471635.2" calcext:value-type="float">
            <text:p>471635.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22882.8" calcext:value-type="float">
            <text:p>122882.8</text:p>
          </table:table-cell>
          <table:table-cell office:value-type="float" office:value="43421.2" calcext:value-type="float">
            <text:p>43421.2</text:p>
          </table:table-cell>
          <table:table-cell office:value-type="float" office:value="54771.8" calcext:value-type="float">
            <text:p>54771.8</text:p>
          </table:table-cell>
          <table:table-cell office:value-type="float" office:value="1825898.6" calcext:value-type="float">
            <text:p>1825898.6</text:p>
          </table:table-cell>
          <table:table-cell office:value-type="float" office:value="19131.9" calcext:value-type="float">
            <text:p>19131.9</text:p>
          </table:table-cell>
          <table:table-cell office:value-type="float" office:value="473278.4" calcext:value-type="float">
            <text:p>473278.4</text:p>
          </table:table-cell>
          <table:table-cell office:value-type="float" office:value="45206" calcext:value-type="float">
            <text:p>45206</text:p>
          </table:table-cell>
          <table:table-cell office:value-type="float" office:value="630313.5" calcext:value-type="float">
            <text:p>630313.5</text:p>
          </table:table-cell>
          <table:table-cell office:value-type="float" office:value="116585.6" calcext:value-type="float">
            <text:p>116585.6</text:p>
          </table:table-cell>
          <table:table-cell office:value-type="float" office:value="108282.4" calcext:value-type="float">
            <text:p>108282.4</text:p>
          </table:table-cell>
          <table:table-cell office:value-type="float" office:value="40573" calcext:value-type="float">
            <text:p>40573</text:p>
          </table:table-cell>
          <table:table-cell office:value-type="float" office:value="430961.6" calcext:value-type="float">
            <text:p>430961.6</text:p>
          </table:table-cell>
          <table:table-cell office:value-type="float" office:value="196868.8" calcext:value-type="float">
            <text:p>196868.8</text:p>
          </table:table-cell>
          <table:table-cell office:value-type="float" office:value="477570.5" calcext:value-type="float">
            <text:p>477570.5</text:p>
          </table:table-cell>
          <table:table-cell office:value-type="float" office:value="43280.8" calcext:value-type="float">
            <text:p>43280.8</text:p>
          </table:table-cell>
          <table:table-cell office:value-type="float" office:value="28679.8" calcext:value-type="float">
            <text:p>28679.8</text:p>
          </table:table-cell>
          <table:table-cell office:value-type="float" office:value="171079.2" calcext:value-type="float">
            <text:p>171079.2</text:p>
          </table:table-cell>
          <table:table-cell office:value-type="float" office:value="668659.2" calcext:value-type="float">
            <text:p>668659.2</text:p>
          </table:table-cell>
          <table:table-cell office:value-type="float" office:value="363454.4" calcext:value-type="float">
            <text:p>363454.4</text:p>
          </table:table-cell>
          <table:table-cell office:value-type="float" office:value="461729.6" calcext:value-type="float">
            <text:p>461729.6</text:p>
          </table:table-cell>
          <table:table-cell office:value-type="float" office:value="473262.4" calcext:value-type="float">
            <text:p>473262.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34073.6" calcext:value-type="float">
            <text:p>134073.6</text:p>
          </table:table-cell>
          <table:table-cell office:value-type="float" office:value="54592" calcext:value-type="float">
            <text:p>54592</text:p>
          </table:table-cell>
          <table:table-cell office:value-type="float" office:value="56183.8" calcext:value-type="float">
            <text:p>56183.8</text:p>
          </table:table-cell>
          <table:table-cell office:value-type="float" office:value="1769722.4" calcext:value-type="float">
            <text:p>1769722.4</text:p>
          </table:table-cell>
          <table:table-cell office:value-type="float" office:value="23354.3" calcext:value-type="float">
            <text:p>23354.3</text:p>
          </table:table-cell>
          <table:table-cell office:value-type="float" office:value="476872" calcext:value-type="float">
            <text:p>476872</text:p>
          </table:table-cell>
          <table:table-cell office:value-type="float" office:value="47632.8" calcext:value-type="float">
            <text:p>47632.8</text:p>
          </table:table-cell>
          <table:table-cell office:value-type="float" office:value="620824.5" calcext:value-type="float">
            <text:p>620824.5</text:p>
          </table:table-cell>
          <table:table-cell office:value-type="float" office:value="115803.2" calcext:value-type="float">
            <text:p>115803.2</text:p>
          </table:table-cell>
          <table:table-cell office:value-type="float" office:value="110187.6" calcext:value-type="float">
            <text:p>110187.6</text:p>
          </table:table-cell>
          <table:table-cell office:value-type="float" office:value="39650.6" calcext:value-type="float">
            <text:p>39650.6</text:p>
          </table:table-cell>
          <table:table-cell office:value-type="float" office:value="419892.8" calcext:value-type="float">
            <text:p>419892.8</text:p>
          </table:table-cell>
          <table:table-cell office:value-type="float" office:value="201381.6" calcext:value-type="float">
            <text:p>201381.6</text:p>
          </table:table-cell>
          <table:table-cell office:value-type="float" office:value="475443.5" calcext:value-type="float">
            <text:p>475443.5</text:p>
          </table:table-cell>
          <table:table-cell office:value-type="float" office:value="43742" calcext:value-type="float">
            <text:p>43742</text:p>
          </table:table-cell>
          <table:table-cell office:value-type="float" office:value="32109.2" calcext:value-type="float">
            <text:p>32109.2</text:p>
          </table:table-cell>
          <table:table-cell office:value-type="float" office:value="164692" calcext:value-type="float">
            <text:p>164692</text:p>
          </table:table-cell>
          <table:table-cell office:value-type="float" office:value="658245" calcext:value-type="float">
            <text:p>658245</text:p>
          </table:table-cell>
          <table:table-cell office:value-type="float" office:value="346206.4" calcext:value-type="float">
            <text:p>346206.4</text:p>
          </table:table-cell>
          <table:table-cell office:value-type="float" office:value="466280" calcext:value-type="float">
            <text:p>466280</text:p>
          </table:table-cell>
          <table:table-cell office:value-type="float" office:value="469089.6" calcext:value-type="float">
            <text:p>469089.6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29180" calcext:value-type="float">
            <text:p>129180</text:p>
          </table:table-cell>
          <table:table-cell office:value-type="float" office:value="39811" calcext:value-type="float">
            <text:p>39811</text:p>
          </table:table-cell>
          <table:table-cell office:value-type="float" office:value="61361" calcext:value-type="float">
            <text:p>61361</text:p>
          </table:table-cell>
          <table:table-cell office:value-type="float" office:value="1810289.4" calcext:value-type="float">
            <text:p>1810289.4</text:p>
          </table:table-cell>
          <table:table-cell office:value-type="float" office:value="20871.1" calcext:value-type="float">
            <text:p>20871.1</text:p>
          </table:table-cell>
          <table:table-cell office:value-type="float" office:value="498168" calcext:value-type="float">
            <text:p>498168</text:p>
          </table:table-cell>
          <table:table-cell office:value-type="float" office:value="45266" calcext:value-type="float">
            <text:p>45266</text:p>
          </table:table-cell>
          <table:table-cell office:value-type="float" office:value="641744.8" calcext:value-type="float">
            <text:p>641744.8</text:p>
          </table:table-cell>
          <table:table-cell office:value-type="float" office:value="112132.8" calcext:value-type="float">
            <text:p>112132.8</text:p>
          </table:table-cell>
          <table:table-cell office:value-type="float" office:value="113718" calcext:value-type="float">
            <text:p>113718</text:p>
          </table:table-cell>
          <table:table-cell office:value-type="float" office:value="39450" calcext:value-type="float">
            <text:p>39450</text:p>
          </table:table-cell>
          <table:table-cell office:value-type="float" office:value="437540.8" calcext:value-type="float">
            <text:p>437540.8</text:p>
          </table:table-cell>
          <table:table-cell office:value-type="float" office:value="199677.6" calcext:value-type="float">
            <text:p>199677.6</text:p>
          </table:table-cell>
          <table:table-cell office:value-type="float" office:value="489109" calcext:value-type="float">
            <text:p>489109</text:p>
          </table:table-cell>
          <table:table-cell office:value-type="float" office:value="43300.6" calcext:value-type="float">
            <text:p>43300.6</text:p>
          </table:table-cell>
          <table:table-cell office:value-type="float" office:value="33493.4" calcext:value-type="float">
            <text:p>33493.4</text:p>
          </table:table-cell>
          <table:table-cell office:value-type="float" office:value="161889.6" calcext:value-type="float">
            <text:p>161889.6</text:p>
          </table:table-cell>
          <table:table-cell office:value-type="float" office:value="655631.2" calcext:value-type="float">
            <text:p>655631.2</text:p>
          </table:table-cell>
          <table:table-cell office:value-type="float" office:value="358780.8" calcext:value-type="float">
            <text:p>358780.8</text:p>
          </table:table-cell>
          <table:table-cell office:value-type="float" office:value="456816" calcext:value-type="float">
            <text:p>456816</text:p>
          </table:table-cell>
          <table:table-cell office:value-type="float" office:value="445441.6" calcext:value-type="float">
            <text:p>445441.6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26674.4" calcext:value-type="float">
            <text:p>126674.4</text:p>
          </table:table-cell>
          <table:table-cell office:value-type="float" office:value="38086.2" calcext:value-type="float">
            <text:p>38086.2</text:p>
          </table:table-cell>
          <table:table-cell office:value-type="float" office:value="51458.3" calcext:value-type="float">
            <text:p>51458.3</text:p>
          </table:table-cell>
          <table:table-cell office:value-type="float" office:value="1698083.9" calcext:value-type="float">
            <text:p>1698083.9</text:p>
          </table:table-cell>
          <table:table-cell office:value-type="float" office:value="23660.5" calcext:value-type="float">
            <text:p>23660.5</text:p>
          </table:table-cell>
          <table:table-cell office:value-type="float" office:value="471014.4" calcext:value-type="float">
            <text:p>471014.4</text:p>
          </table:table-cell>
          <table:table-cell office:value-type="float" office:value="44564.2" calcext:value-type="float">
            <text:p>44564.2</text:p>
          </table:table-cell>
          <table:table-cell office:value-type="float" office:value="620853.2" calcext:value-type="float">
            <text:p>620853.2</text:p>
          </table:table-cell>
          <table:table-cell office:value-type="float" office:value="107680.8" calcext:value-type="float">
            <text:p>107680.8</text:p>
          </table:table-cell>
          <table:table-cell office:value-type="float" office:value="102044.8" calcext:value-type="float">
            <text:p>102044.8</text:p>
          </table:table-cell>
          <table:table-cell office:value-type="float" office:value="36982.8" calcext:value-type="float">
            <text:p>36982.8</text:p>
          </table:table-cell>
          <table:table-cell office:value-type="float" office:value="399073.6" calcext:value-type="float">
            <text:p>399073.6</text:p>
          </table:table-cell>
          <table:table-cell office:value-type="float" office:value="193279.2" calcext:value-type="float">
            <text:p>193279.2</text:p>
          </table:table-cell>
          <table:table-cell office:value-type="float" office:value="479610" calcext:value-type="float">
            <text:p>479610</text:p>
          </table:table-cell>
          <table:table-cell office:value-type="float" office:value="42518.6" calcext:value-type="float">
            <text:p>42518.6</text:p>
          </table:table-cell>
          <table:table-cell office:value-type="float" office:value="28419.2" calcext:value-type="float">
            <text:p>28419.2</text:p>
          </table:table-cell>
          <table:table-cell office:value-type="float" office:value="157234.4" calcext:value-type="float">
            <text:p>157234.4</text:p>
          </table:table-cell>
          <table:table-cell office:value-type="float" office:value="599166.4" calcext:value-type="float">
            <text:p>599166.4</text:p>
          </table:table-cell>
          <table:table-cell office:value-type="float" office:value="319331.2" calcext:value-type="float">
            <text:p>319331.2</text:p>
          </table:table-cell>
          <table:table-cell office:value-type="float" office:value="436217.6" calcext:value-type="float">
            <text:p>436217.6</text:p>
          </table:table-cell>
          <table:table-cell office:value-type="float" office:value="436417.6" calcext:value-type="float">
            <text:p>436417.6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20516.4" calcext:value-type="float">
            <text:p>120516.4</text:p>
          </table:table-cell>
          <table:table-cell office:value-type="float" office:value="32811.4" calcext:value-type="float">
            <text:p>32811.4</text:p>
          </table:table-cell>
          <table:table-cell office:value-type="float" office:value="55670.1" calcext:value-type="float">
            <text:p>55670.1</text:p>
          </table:table-cell>
          <table:table-cell office:value-type="float" office:value="1670484.4" calcext:value-type="float">
            <text:p>1670484.4</text:p>
          </table:table-cell>
          <table:table-cell office:value-type="float" office:value="19435.9" calcext:value-type="float">
            <text:p>19435.9</text:p>
          </table:table-cell>
          <table:table-cell office:value-type="float" office:value="437158.4" calcext:value-type="float">
            <text:p>437158.4</text:p>
          </table:table-cell>
          <table:table-cell office:value-type="float" office:value="39771" calcext:value-type="float">
            <text:p>39771</text:p>
          </table:table-cell>
          <table:table-cell office:value-type="float" office:value="581828.9" calcext:value-type="float">
            <text:p>581828.9</text:p>
          </table:table-cell>
          <table:table-cell office:value-type="float" office:value="103649.2" calcext:value-type="float">
            <text:p>103649.2</text:p>
          </table:table-cell>
          <table:table-cell office:value-type="float" office:value="97472" calcext:value-type="float">
            <text:p>97472</text:p>
          </table:table-cell>
          <table:table-cell office:value-type="float" office:value="35278.2" calcext:value-type="float">
            <text:p>35278.2</text:p>
          </table:table-cell>
          <table:table-cell office:value-type="float" office:value="376350.4" calcext:value-type="float">
            <text:p>376350.4</text:p>
          </table:table-cell>
          <table:table-cell office:value-type="float" office:value="187141.6" calcext:value-type="float">
            <text:p>187141.6</text:p>
          </table:table-cell>
          <table:table-cell office:value-type="float" office:value="443186" calcext:value-type="float">
            <text:p>443186</text:p>
          </table:table-cell>
          <table:table-cell office:value-type="float" office:value="38587.4" calcext:value-type="float">
            <text:p>38587.4</text:p>
          </table:table-cell>
          <table:table-cell office:value-type="float" office:value="26012.2" calcext:value-type="float">
            <text:p>26012.2</text:p>
          </table:table-cell>
          <table:table-cell office:value-type="float" office:value="144142" calcext:value-type="float">
            <text:p>144142</text:p>
          </table:table-cell>
          <table:table-cell office:value-type="float" office:value="579107.6" calcext:value-type="float">
            <text:p>579107.6</text:p>
          </table:table-cell>
          <table:table-cell office:value-type="float" office:value="299575.2" calcext:value-type="float">
            <text:p>299575.2</text:p>
          </table:table-cell>
          <table:table-cell office:value-type="float" office:value="406193.6" calcext:value-type="float">
            <text:p>406193.6</text:p>
          </table:table-cell>
          <table:table-cell office:value-type="float" office:value="403966.4" calcext:value-type="float">
            <text:p>403966.4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11130" calcext:value-type="float">
            <text:p>111130</text:p>
          </table:table-cell>
          <table:table-cell office:value-type="float" office:value="32470.2" calcext:value-type="float">
            <text:p>32470.2</text:p>
          </table:table-cell>
          <table:table-cell office:value-type="float" office:value="55352.8" calcext:value-type="float">
            <text:p>55352.8</text:p>
          </table:table-cell>
          <table:table-cell office:value-type="float" office:value="1407922.4" calcext:value-type="float">
            <text:p>1407922.4</text:p>
          </table:table-cell>
          <table:table-cell office:value-type="float" office:value="29071.9" calcext:value-type="float">
            <text:p>29071.9</text:p>
          </table:table-cell>
          <table:table-cell office:value-type="float" office:value="423723.2" calcext:value-type="float">
            <text:p>423723.2</text:p>
          </table:table-cell>
          <table:table-cell office:value-type="float" office:value="42137.4" calcext:value-type="float">
            <text:p>42137.4</text:p>
          </table:table-cell>
          <table:table-cell office:value-type="float" office:value="588821.8" calcext:value-type="float">
            <text:p>588821.8</text:p>
          </table:table-cell>
          <table:table-cell office:value-type="float" office:value="97692.4" calcext:value-type="float">
            <text:p>97692.4</text:p>
          </table:table-cell>
          <table:table-cell office:value-type="float" office:value="97110.8" calcext:value-type="float">
            <text:p>97110.8</text:p>
          </table:table-cell>
          <table:table-cell office:value-type="float" office:value="32269.8" calcext:value-type="float">
            <text:p>32269.8</text:p>
          </table:table-cell>
          <table:table-cell office:value-type="float" office:value="370312" calcext:value-type="float">
            <text:p>370312</text:p>
          </table:table-cell>
          <table:table-cell office:value-type="float" office:value="180162.4" calcext:value-type="float">
            <text:p>180162.4</text:p>
          </table:table-cell>
          <table:table-cell office:value-type="float" office:value="426294.5" calcext:value-type="float">
            <text:p>426294.5</text:p>
          </table:table-cell>
          <table:table-cell office:value-type="float" office:value="39149" calcext:value-type="float">
            <text:p>39149</text:p>
          </table:table-cell>
          <table:table-cell office:value-type="float" office:value="22743.2" calcext:value-type="float">
            <text:p>22743.2</text:p>
          </table:table-cell>
          <table:table-cell office:value-type="float" office:value="141859.2" calcext:value-type="float">
            <text:p>141859.2</text:p>
          </table:table-cell>
          <table:table-cell office:value-type="float" office:value="600450.7" calcext:value-type="float">
            <text:p>600450.7</text:p>
          </table:table-cell>
          <table:table-cell office:value-type="float" office:value="296706.4" calcext:value-type="float">
            <text:p>296706.4</text:p>
          </table:table-cell>
          <table:table-cell office:value-type="float" office:value="401078.4" calcext:value-type="float">
            <text:p>401078.4</text:p>
          </table:table-cell>
          <table:table-cell office:value-type="float" office:value="391473.6" calcext:value-type="float">
            <text:p>391473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284.4" calcext:value-type="float">
            <text:p>109284.4</text:p>
          </table:table-cell>
          <table:table-cell office:value-type="float" office:value="32751.2" calcext:value-type="float">
            <text:p>32751.2</text:p>
          </table:table-cell>
          <table:table-cell office:value-type="float" office:value="48800.4" calcext:value-type="float">
            <text:p>48800.4</text:p>
          </table:table-cell>
          <table:table-cell office:value-type="float" office:value="1483409.3" calcext:value-type="float">
            <text:p>1483409.3</text:p>
          </table:table-cell>
          <table:table-cell office:value-type="float" office:value="21665" calcext:value-type="float">
            <text:p>21665</text:p>
          </table:table-cell>
          <table:table-cell office:value-type="float" office:value="408640" calcext:value-type="float">
            <text:p>408640</text:p>
          </table:table-cell>
          <table:table-cell office:value-type="float" office:value="38507.2" calcext:value-type="float">
            <text:p>38507.2</text:p>
          </table:table-cell>
          <table:table-cell office:value-type="float" office:value="534908.9" calcext:value-type="float">
            <text:p>534908.9</text:p>
          </table:table-cell>
          <table:table-cell office:value-type="float" office:value="94403.6" calcext:value-type="float">
            <text:p>94403.6</text:p>
          </table:table-cell>
          <table:table-cell office:value-type="float" office:value="91675.6" calcext:value-type="float">
            <text:p>91675.6</text:p>
          </table:table-cell>
          <table:table-cell office:value-type="float" office:value="34676.6" calcext:value-type="float">
            <text:p>34676.6</text:p>
          </table:table-cell>
          <table:table-cell office:value-type="float" office:value="355771.2" calcext:value-type="float">
            <text:p>355771.2</text:p>
          </table:table-cell>
          <table:table-cell office:value-type="float" office:value="176954.4" calcext:value-type="float">
            <text:p>176954.4</text:p>
          </table:table-cell>
          <table:table-cell office:value-type="float" office:value="422078.5" calcext:value-type="float">
            <text:p>422078.5</text:p>
          </table:table-cell>
          <table:table-cell office:value-type="float" office:value="36882.8" calcext:value-type="float">
            <text:p>36882.8</text:p>
          </table:table-cell>
          <table:table-cell office:value-type="float" office:value="23043.8" calcext:value-type="float">
            <text:p>23043.8</text:p>
          </table:table-cell>
          <table:table-cell office:value-type="float" office:value="138016.4" calcext:value-type="float">
            <text:p>138016.4</text:p>
          </table:table-cell>
          <table:table-cell office:value-type="float" office:value="543087.4" calcext:value-type="float">
            <text:p>543087.4</text:p>
          </table:table-cell>
          <table:table-cell office:value-type="float" office:value="282248" calcext:value-type="float">
            <text:p>282248</text:p>
          </table:table-cell>
          <table:table-cell office:value-type="float" office:value="402963.2" calcext:value-type="float">
            <text:p>402963.2</text:p>
          </table:table-cell>
          <table:table-cell office:value-type="float" office:value="380641.6" calcext:value-type="float">
            <text:p>380641.6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110748.8" calcext:value-type="float">
            <text:p>110748.8</text:p>
          </table:table-cell>
          <table:table-cell office:value-type="float" office:value="32691" calcext:value-type="float">
            <text:p>32691</text:p>
          </table:table-cell>
          <table:table-cell office:value-type="float" office:value="46017.8" calcext:value-type="float">
            <text:p>46017.8</text:p>
          </table:table-cell>
          <table:table-cell office:value-type="float" office:value="1433528.5" calcext:value-type="float">
            <text:p>1433528.5</text:p>
          </table:table-cell>
          <table:table-cell office:value-type="float" office:value="16222.5" calcext:value-type="float">
            <text:p>16222.5</text:p>
          </table:table-cell>
          <table:table-cell office:value-type="float" office:value="410324.8" calcext:value-type="float">
            <text:p>410324.8</text:p>
          </table:table-cell>
          <table:table-cell office:value-type="float" office:value="38266.6" calcext:value-type="float">
            <text:p>38266.6</text:p>
          </table:table-cell>
          <table:table-cell office:value-type="float" office:value="542183" calcext:value-type="float">
            <text:p>542183</text:p>
          </table:table-cell>
          <table:table-cell office:value-type="float" office:value="95546.4" calcext:value-type="float">
            <text:p>95546.4</text:p>
          </table:table-cell>
          <table:table-cell office:value-type="float" office:value="88706.8" calcext:value-type="float">
            <text:p>88706.8</text:p>
          </table:table-cell>
          <table:table-cell office:value-type="float" office:value="32630.8" calcext:value-type="float">
            <text:p>32630.8</text:p>
          </table:table-cell>
          <table:table-cell office:value-type="float" office:value="360644.8" calcext:value-type="float">
            <text:p>360644.8</text:p>
          </table:table-cell>
          <table:table-cell office:value-type="float" office:value="173344" calcext:value-type="float">
            <text:p>173344</text:p>
          </table:table-cell>
          <table:table-cell office:value-type="float" office:value="418338.5" calcext:value-type="float">
            <text:p>418338.5</text:p>
          </table:table-cell>
          <table:table-cell office:value-type="float" office:value="37324" calcext:value-type="float">
            <text:p>37324</text:p>
          </table:table-cell>
          <table:table-cell office:value-type="float" office:value="21419.6" calcext:value-type="float">
            <text:p>21419.6</text:p>
          </table:table-cell>
          <table:table-cell office:value-type="float" office:value="135553.6" calcext:value-type="float">
            <text:p>135553.6</text:p>
          </table:table-cell>
          <table:table-cell office:value-type="float" office:value="509683.9" calcext:value-type="float">
            <text:p>509683.9</text:p>
          </table:table-cell>
          <table:table-cell office:value-type="float" office:value="279678.4" calcext:value-type="float">
            <text:p>279678.4</text:p>
          </table:table-cell>
          <table:table-cell office:value-type="float" office:value="385355.2" calcext:value-type="float">
            <text:p>385355.2</text:p>
          </table:table-cell>
          <table:table-cell office:value-type="float" office:value="376289.6" calcext:value-type="float">
            <text:p>376289.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06176.4" calcext:value-type="float">
            <text:p>106176.4</text:p>
          </table:table-cell>
          <table:table-cell office:value-type="float" office:value="29863.2" calcext:value-type="float">
            <text:p>29863.2</text:p>
          </table:table-cell>
          <table:table-cell office:value-type="float" office:value="48957.1" calcext:value-type="float">
            <text:p>48957.1</text:p>
          </table:table-cell>
          <table:table-cell office:value-type="float" office:value="1405581.8" calcext:value-type="float">
            <text:p>1405581.8</text:p>
          </table:table-cell>
          <table:table-cell office:value-type="float" office:value="16291.9" calcext:value-type="float">
            <text:p>16291.9</text:p>
          </table:table-cell>
          <table:table-cell office:value-type="float" office:value="381363.2" calcext:value-type="float">
            <text:p>381363.2</text:p>
          </table:table-cell>
          <table:table-cell office:value-type="float" office:value="37965.8" calcext:value-type="float">
            <text:p>37965.8</text:p>
          </table:table-cell>
          <table:table-cell office:value-type="float" office:value="522725" calcext:value-type="float">
            <text:p>522725</text:p>
          </table:table-cell>
          <table:table-cell office:value-type="float" office:value="93440" calcext:value-type="float">
            <text:p>93440</text:p>
          </table:table-cell>
          <table:table-cell office:value-type="float" office:value="86681.6" calcext:value-type="float">
            <text:p>86681.6</text:p>
          </table:table-cell>
          <table:table-cell office:value-type="float" office:value="30565.2" calcext:value-type="float">
            <text:p>30565.2</text:p>
          </table:table-cell>
          <table:table-cell office:value-type="float" office:value="342636.8" calcext:value-type="float">
            <text:p>342636.8</text:p>
          </table:table-cell>
          <table:table-cell office:value-type="float" office:value="164879.2" calcext:value-type="float">
            <text:p>164879.2</text:p>
          </table:table-cell>
          <table:table-cell office:value-type="float" office:value="403399" calcext:value-type="float">
            <text:p>403399</text:p>
          </table:table-cell>
          <table:table-cell office:value-type="float" office:value="34817.2" calcext:value-type="float">
            <text:p>34817.2</text:p>
          </table:table-cell>
          <table:table-cell office:value-type="float" office:value="22402.2" calcext:value-type="float">
            <text:p>22402.2</text:p>
          </table:table-cell>
          <table:table-cell office:value-type="float" office:value="131939.6" calcext:value-type="float">
            <text:p>131939.6</text:p>
          </table:table-cell>
          <table:table-cell office:value-type="float" office:value="503663.3" calcext:value-type="float">
            <text:p>503663.3</text:p>
          </table:table-cell>
          <table:table-cell office:value-type="float" office:value="278817.6" calcext:value-type="float">
            <text:p>278817.6</text:p>
          </table:table-cell>
          <table:table-cell office:value-type="float" office:value="390828.8" calcext:value-type="float">
            <text:p>390828.8</text:p>
          </table:table-cell>
          <table:table-cell office:value-type="float" office:value="376750.4" calcext:value-type="float">
            <text:p>376750.4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07901.2" calcext:value-type="float">
            <text:p>107901.2</text:p>
          </table:table-cell>
          <table:table-cell office:value-type="float" office:value="31648" calcext:value-type="float">
            <text:p>31648</text:p>
          </table:table-cell>
          <table:table-cell office:value-type="float" office:value="47610.5" calcext:value-type="float">
            <text:p>47610.5</text:p>
          </table:table-cell>
          <table:table-cell office:value-type="float" office:value="1403360.4" calcext:value-type="float">
            <text:p>1403360.4</text:p>
          </table:table-cell>
          <table:table-cell office:value-type="float" office:value="15843.8" calcext:value-type="float">
            <text:p>15843.8</text:p>
          </table:table-cell>
          <table:table-cell office:value-type="float" office:value="401980.8" calcext:value-type="float">
            <text:p>401980.8</text:p>
          </table:table-cell>
          <table:table-cell office:value-type="float" office:value="38928.4" calcext:value-type="float">
            <text:p>38928.4</text:p>
          </table:table-cell>
          <table:table-cell office:value-type="float" office:value="529498.3" calcext:value-type="float">
            <text:p>529498.3</text:p>
          </table:table-cell>
          <table:table-cell office:value-type="float" office:value="93541.2" calcext:value-type="float">
            <text:p>93541.2</text:p>
          </table:table-cell>
          <table:table-cell office:value-type="float" office:value="86300.8" calcext:value-type="float">
            <text:p>86300.8</text:p>
          </table:table-cell>
          <table:table-cell office:value-type="float" office:value="30625.2" calcext:value-type="float">
            <text:p>30625.2</text:p>
          </table:table-cell>
          <table:table-cell office:value-type="float" office:value="340508.8" calcext:value-type="float">
            <text:p>340508.8</text:p>
          </table:table-cell>
          <table:table-cell office:value-type="float" office:value="171819.2" calcext:value-type="float">
            <text:p>171819.2</text:p>
          </table:table-cell>
          <table:table-cell office:value-type="float" office:value="417638.5" calcext:value-type="float">
            <text:p>417638.5</text:p>
          </table:table-cell>
          <table:table-cell office:value-type="float" office:value="38447.2" calcext:value-type="float">
            <text:p>38447.2</text:p>
          </table:table-cell>
          <table:table-cell office:value-type="float" office:value="22602.8" calcext:value-type="float">
            <text:p>22602.8</text:p>
          </table:table-cell>
          <table:table-cell office:value-type="float" office:value="137786.4" calcext:value-type="float">
            <text:p>137786.4</text:p>
          </table:table-cell>
          <table:table-cell office:value-type="float" office:value="516295" calcext:value-type="float">
            <text:p>516295</text:p>
          </table:table-cell>
          <table:table-cell office:value-type="float" office:value="280362.4" calcext:value-type="float">
            <text:p>280362.4</text:p>
          </table:table-cell>
          <table:table-cell office:value-type="float" office:value="402142.4" calcext:value-type="float">
            <text:p>402142.4</text:p>
          </table:table-cell>
          <table:table-cell office:value-type="float" office:value="374606.4" calcext:value-type="float">
            <text:p>374606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528.4" calcext:value-type="float">
            <text:p>110528.4</text:p>
          </table:table-cell>
          <table:table-cell office:value-type="float" office:value="31728.4" calcext:value-type="float">
            <text:p>31728.4</text:p>
          </table:table-cell>
          <table:table-cell office:value-type="float" office:value="42991.9" calcext:value-type="float">
            <text:p>42991.9</text:p>
          </table:table-cell>
          <table:table-cell office:value-type="float" office:value="1440536.4" calcext:value-type="float">
            <text:p>1440536.4</text:p>
          </table:table-cell>
          <table:table-cell office:value-type="float" office:value="20139.8" calcext:value-type="float">
            <text:p>20139.8</text:p>
          </table:table-cell>
          <table:table-cell office:value-type="float" office:value="408260.8" calcext:value-type="float">
            <text:p>408260.8</text:p>
          </table:table-cell>
          <table:table-cell office:value-type="float" office:value="40072" calcext:value-type="float">
            <text:p>40072</text:p>
          </table:table-cell>
          <table:table-cell office:value-type="float" office:value="533088.3" calcext:value-type="float">
            <text:p>533088.3</text:p>
          </table:table-cell>
          <table:table-cell office:value-type="float" office:value="94824.4" calcext:value-type="float">
            <text:p>94824.4</text:p>
          </table:table-cell>
          <table:table-cell office:value-type="float" office:value="90091.2" calcext:value-type="float">
            <text:p>90091.2</text:p>
          </table:table-cell>
          <table:table-cell office:value-type="float" office:value="28138.2" calcext:value-type="float">
            <text:p>28138.2</text:p>
          </table:table-cell>
          <table:table-cell office:value-type="float" office:value="356214.4" calcext:value-type="float">
            <text:p>356214.4</text:p>
          </table:table-cell>
          <table:table-cell office:value-type="float" office:value="181707.2" calcext:value-type="float">
            <text:p>181707.2</text:p>
          </table:table-cell>
          <table:table-cell office:value-type="float" office:value="411245" calcext:value-type="float">
            <text:p>411245</text:p>
          </table:table-cell>
          <table:table-cell office:value-type="float" office:value="37163.6" calcext:value-type="float">
            <text:p>37163.6</text:p>
          </table:table-cell>
          <table:table-cell office:value-type="float" office:value="22562.6" calcext:value-type="float">
            <text:p>22562.6</text:p>
          </table:table-cell>
          <table:table-cell office:value-type="float" office:value="138096" calcext:value-type="float">
            <text:p>138096</text:p>
          </table:table-cell>
          <table:table-cell office:value-type="float" office:value="511552" calcext:value-type="float">
            <text:p>511552</text:p>
          </table:table-cell>
          <table:table-cell office:value-type="float" office:value="271738.4" calcext:value-type="float">
            <text:p>271738.4</text:p>
          </table:table-cell>
          <table:table-cell office:value-type="float" office:value="394340.8" calcext:value-type="float">
            <text:p>394340.8</text:p>
          </table:table-cell>
          <table:table-cell office:value-type="float" office:value="371056" calcext:value-type="float">
            <text:p>371056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06076" calcext:value-type="float">
            <text:p>106076</text:p>
          </table:table-cell>
          <table:table-cell office:value-type="float" office:value="28860.4" calcext:value-type="float">
            <text:p>28860.4</text:p>
          </table:table-cell>
          <table:table-cell office:value-type="float" office:value="48523.2" calcext:value-type="float">
            <text:p>48523.2</text:p>
          </table:table-cell>
          <table:table-cell office:value-type="float" office:value="1413344.1" calcext:value-type="float">
            <text:p>1413344.1</text:p>
          </table:table-cell>
          <table:table-cell office:value-type="float" office:value="16147.5" calcext:value-type="float">
            <text:p>16147.5</text:p>
          </table:table-cell>
          <table:table-cell office:value-type="float" office:value="390811.2" calcext:value-type="float">
            <text:p>390811.2</text:p>
          </table:table-cell>
          <table:table-cell office:value-type="float" office:value="36622.2" calcext:value-type="float">
            <text:p>36622.2</text:p>
          </table:table-cell>
          <table:table-cell office:value-type="float" office:value="523502" calcext:value-type="float">
            <text:p>523502</text:p>
          </table:table-cell>
          <table:table-cell office:value-type="float" office:value="92477.6" calcext:value-type="float">
            <text:p>92477.6</text:p>
          </table:table-cell>
          <table:table-cell office:value-type="float" office:value="89851.2" calcext:value-type="float">
            <text:p>89851.2</text:p>
          </table:table-cell>
          <table:table-cell office:value-type="float" office:value="30745.6" calcext:value-type="float">
            <text:p>30745.6</text:p>
          </table:table-cell>
          <table:table-cell office:value-type="float" office:value="341812.8" calcext:value-type="float">
            <text:p>341812.8</text:p>
          </table:table-cell>
          <table:table-cell office:value-type="float" office:value="170956.8" calcext:value-type="float">
            <text:p>170956.8</text:p>
          </table:table-cell>
          <table:table-cell office:value-type="float" office:value="405503.5" calcext:value-type="float">
            <text:p>405503.5</text:p>
          </table:table-cell>
          <table:table-cell office:value-type="float" office:value="36742.4" calcext:value-type="float">
            <text:p>36742.4</text:p>
          </table:table-cell>
          <table:table-cell office:value-type="float" office:value="20858" calcext:value-type="float">
            <text:p>20858</text:p>
          </table:table-cell>
          <table:table-cell office:value-type="float" office:value="136084.4" calcext:value-type="float">
            <text:p>136084.4</text:p>
          </table:table-cell>
          <table:table-cell office:value-type="float" office:value="501891.2" calcext:value-type="float">
            <text:p>501891.2</text:p>
          </table:table-cell>
          <table:table-cell office:value-type="float" office:value="268829.6" calcext:value-type="float">
            <text:p>268829.6</text:p>
          </table:table-cell>
          <table:table-cell office:value-type="float" office:value="382126.4" calcext:value-type="float">
            <text:p>382126.4</text:p>
          </table:table-cell>
          <table:table-cell office:value-type="float" office:value="365659.2" calcext:value-type="float">
            <text:p>365659.2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08242" calcext:value-type="float">
            <text:p>108242</text:p>
          </table:table-cell>
          <table:table-cell office:value-type="float" office:value="30083.6" calcext:value-type="float">
            <text:p>30083.6</text:p>
          </table:table-cell>
          <table:table-cell office:value-type="float" office:value="44350.4" calcext:value-type="float">
            <text:p>44350.4</text:p>
          </table:table-cell>
          <table:table-cell office:value-type="float" office:value="1485128.8" calcext:value-type="float">
            <text:p>1485128.8</text:p>
          </table:table-cell>
          <table:table-cell office:value-type="float" office:value="16610.6" calcext:value-type="float">
            <text:p>16610.6</text:p>
          </table:table-cell>
          <table:table-cell office:value-type="float" office:value="406776" calcext:value-type="float">
            <text:p>406776</text:p>
          </table:table-cell>
          <table:table-cell office:value-type="float" office:value="37103.4" calcext:value-type="float">
            <text:p>37103.4</text:p>
          </table:table-cell>
          <table:table-cell office:value-type="float" office:value="527360.1" calcext:value-type="float">
            <text:p>527360.1</text:p>
          </table:table-cell>
          <table:table-cell office:value-type="float" office:value="90873.6" calcext:value-type="float">
            <text:p>90873.6</text:p>
          </table:table-cell>
          <table:table-cell office:value-type="float" office:value="85738.8" calcext:value-type="float">
            <text:p>85738.8</text:p>
          </table:table-cell>
          <table:table-cell office:value-type="float" office:value="29462" calcext:value-type="float">
            <text:p>29462</text:p>
          </table:table-cell>
          <table:table-cell office:value-type="float" office:value="348552" calcext:value-type="float">
            <text:p>348552</text:p>
          </table:table-cell>
          <table:table-cell office:value-type="float" office:value="172140" calcext:value-type="float">
            <text:p>172140</text:p>
          </table:table-cell>
          <table:table-cell office:value-type="float" office:value="406702" calcext:value-type="float">
            <text:p>406702</text:p>
          </table:table-cell>
          <table:table-cell office:value-type="float" office:value="39008.6" calcext:value-type="float">
            <text:p>39008.6</text:p>
          </table:table-cell>
          <table:table-cell office:value-type="float" office:value="22322.2" calcext:value-type="float">
            <text:p>22322.2</text:p>
          </table:table-cell>
          <table:table-cell office:value-type="float" office:value="135062.8" calcext:value-type="float">
            <text:p>135062.8</text:p>
          </table:table-cell>
          <table:table-cell office:value-type="float" office:value="513462.5" calcext:value-type="float">
            <text:p>513462.5</text:p>
          </table:table-cell>
          <table:table-cell office:value-type="float" office:value="276550.4" calcext:value-type="float">
            <text:p>276550.4</text:p>
          </table:table-cell>
          <table:table-cell office:value-type="float" office:value="391852.8" calcext:value-type="float">
            <text:p>391852.8</text:p>
          </table:table-cell>
          <table:table-cell office:value-type="float" office:value="367947.2" calcext:value-type="float">
            <text:p>367947.2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09886.4" calcext:value-type="float">
            <text:p>109886.4</text:p>
          </table:table-cell>
          <table:table-cell office:value-type="float" office:value="27035.2" calcext:value-type="float">
            <text:p>27035.2</text:p>
          </table:table-cell>
          <table:table-cell office:value-type="float" office:value="43011.9" calcext:value-type="float">
            <text:p>43011.9</text:p>
          </table:table-cell>
          <table:table-cell office:value-type="float" office:value="1424449" calcext:value-type="float">
            <text:p>1424449</text:p>
          </table:table-cell>
          <table:table-cell office:value-type="float" office:value="16119.4" calcext:value-type="float">
            <text:p>16119.4</text:p>
          </table:table-cell>
          <table:table-cell office:value-type="float" office:value="394198.4" calcext:value-type="float">
            <text:p>394198.4</text:p>
          </table:table-cell>
          <table:table-cell office:value-type="float" office:value="38306.6" calcext:value-type="float">
            <text:p>38306.6</text:p>
          </table:table-cell>
          <table:table-cell office:value-type="float" office:value="514476.7" calcext:value-type="float">
            <text:p>514476.7</text:p>
          </table:table-cell>
          <table:table-cell office:value-type="float" office:value="92818.8" calcext:value-type="float">
            <text:p>92818.8</text:p>
          </table:table-cell>
          <table:table-cell office:value-type="float" office:value="86842" calcext:value-type="float">
            <text:p>86842</text:p>
          </table:table-cell>
          <table:table-cell office:value-type="float" office:value="28238.4" calcext:value-type="float">
            <text:p>28238.4</text:p>
          </table:table-cell>
          <table:table-cell office:value-type="float" office:value="350556.8" calcext:value-type="float">
            <text:p>350556.8</text:p>
          </table:table-cell>
          <table:table-cell office:value-type="float" office:value="168108.8" calcext:value-type="float">
            <text:p>168108.8</text:p>
          </table:table-cell>
          <table:table-cell office:value-type="float" office:value="396381" calcext:value-type="float">
            <text:p>396381</text:p>
          </table:table-cell>
          <table:table-cell office:value-type="float" office:value="35779.8" calcext:value-type="float">
            <text:p>35779.8</text:p>
          </table:table-cell>
          <table:table-cell office:value-type="float" office:value="19293.6" calcext:value-type="float">
            <text:p>19293.6</text:p>
          </table:table-cell>
          <table:table-cell office:value-type="float" office:value="130869.2" calcext:value-type="float">
            <text:p>130869.2</text:p>
          </table:table-cell>
          <table:table-cell office:value-type="float" office:value="511790.4" calcext:value-type="float">
            <text:p>511790.4</text:p>
          </table:table-cell>
          <table:table-cell office:value-type="float" office:value="265139.2" calcext:value-type="float">
            <text:p>265139.2</text:p>
          </table:table-cell>
          <table:table-cell office:value-type="float" office:value="377814.4" calcext:value-type="float">
            <text:p>377814.4</text:p>
          </table:table-cell>
          <table:table-cell office:value-type="float" office:value="368467.2" calcext:value-type="float">
            <text:p>368467.2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02225.6" calcext:value-type="float">
            <text:p>102225.6</text:p>
          </table:table-cell>
          <table:table-cell office:value-type="float" office:value="27496.4" calcext:value-type="float">
            <text:p>27496.4</text:p>
          </table:table-cell>
          <table:table-cell office:value-type="float" office:value="46113.6" calcext:value-type="float">
            <text:p>46113.6</text:p>
          </table:table-cell>
          <table:table-cell office:value-type="float" office:value="1354992.6" calcext:value-type="float">
            <text:p>1354992.6</text:p>
          </table:table-cell>
          <table:table-cell office:value-type="float" office:value="16933.6" calcext:value-type="float">
            <text:p>16933.6</text:p>
          </table:table-cell>
          <table:table-cell office:value-type="float" office:value="374204.8" calcext:value-type="float">
            <text:p>374204.8</text:p>
          </table:table-cell>
          <table:table-cell office:value-type="float" office:value="37484.6" calcext:value-type="float">
            <text:p>37484.6</text:p>
          </table:table-cell>
          <table:table-cell office:value-type="float" office:value="505244.5" calcext:value-type="float">
            <text:p>505244.5</text:p>
          </table:table-cell>
          <table:table-cell office:value-type="float" office:value="87403.6" calcext:value-type="float">
            <text:p>87403.6</text:p>
          </table:table-cell>
          <table:table-cell office:value-type="float" office:value="83733.2" calcext:value-type="float">
            <text:p>83733.2</text:p>
          </table:table-cell>
          <table:table-cell office:value-type="float" office:value="29100.8" calcext:value-type="float">
            <text:p>29100.8</text:p>
          </table:table-cell>
          <table:table-cell office:value-type="float" office:value="325105.6" calcext:value-type="float">
            <text:p>325105.6</text:p>
          </table:table-cell>
          <table:table-cell office:value-type="float" office:value="163475.2" calcext:value-type="float">
            <text:p>163475.2</text:p>
          </table:table-cell>
          <table:table-cell office:value-type="float" office:value="393640.5" calcext:value-type="float">
            <text:p>393640.5</text:p>
          </table:table-cell>
          <table:table-cell office:value-type="float" office:value="32270" calcext:value-type="float">
            <text:p>32270</text:p>
          </table:table-cell>
          <table:table-cell office:value-type="float" office:value="20276.4" calcext:value-type="float">
            <text:p>20276.4</text:p>
          </table:table-cell>
          <table:table-cell office:value-type="float" office:value="128356.8" calcext:value-type="float">
            <text:p>128356.8</text:p>
          </table:table-cell>
          <table:table-cell office:value-type="float" office:value="464549.4" calcext:value-type="float">
            <text:p>464549.4</text:p>
          </table:table-cell>
          <table:table-cell office:value-type="float" office:value="260204" calcext:value-type="float">
            <text:p>260204</text:p>
          </table:table-cell>
          <table:table-cell office:value-type="float" office:value="364116" calcext:value-type="float">
            <text:p>364116</text:p>
          </table:table-cell>
          <table:table-cell office:value-type="float" office:value="350417.6" calcext:value-type="float">
            <text:p>350417.6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97913.6" calcext:value-type="float">
            <text:p>97913.6</text:p>
          </table:table-cell>
          <table:table-cell office:value-type="float" office:value="27376.2" calcext:value-type="float">
            <text:p>27376.2</text:p>
          </table:table-cell>
          <table:table-cell office:value-type="float" office:value="45810.4" calcext:value-type="float">
            <text:p>45810.4</text:p>
          </table:table-cell>
          <table:table-cell office:value-type="float" office:value="1329194.8" calcext:value-type="float">
            <text:p>1329194.8</text:p>
          </table:table-cell>
          <table:table-cell office:value-type="float" office:value="13457.8" calcext:value-type="float">
            <text:p>13457.8</text:p>
          </table:table-cell>
          <table:table-cell office:value-type="float" office:value="367787.2" calcext:value-type="float">
            <text:p>367787.2</text:p>
          </table:table-cell>
          <table:table-cell office:value-type="float" office:value="37304" calcext:value-type="float">
            <text:p>37304</text:p>
          </table:table-cell>
          <table:table-cell office:value-type="float" office:value="493848.1" calcext:value-type="float">
            <text:p>493848.1</text:p>
          </table:table-cell>
          <table:table-cell office:value-type="float" office:value="84976.8" calcext:value-type="float">
            <text:p>84976.8</text:p>
          </table:table-cell>
          <table:table-cell office:value-type="float" office:value="84255.2" calcext:value-type="float">
            <text:p>84255.2</text:p>
          </table:table-cell>
          <table:table-cell office:value-type="float" office:value="25931.8" calcext:value-type="float">
            <text:p>25931.8</text:p>
          </table:table-cell>
          <table:table-cell office:value-type="float" office:value="324867.2" calcext:value-type="float">
            <text:p>324867.2</text:p>
          </table:table-cell>
          <table:table-cell office:value-type="float" office:value="162192.8" calcext:value-type="float">
            <text:p>162192.8</text:p>
          </table:table-cell>
          <table:table-cell office:value-type="float" office:value="377336.5" calcext:value-type="float">
            <text:p>377336.5</text:p>
          </table:table-cell>
          <table:table-cell office:value-type="float" office:value="33413" calcext:value-type="float">
            <text:p>33413</text:p>
          </table:table-cell>
          <table:table-cell office:value-type="float" office:value="20537" calcext:value-type="float">
            <text:p>20537</text:p>
          </table:table-cell>
          <table:table-cell office:value-type="float" office:value="126054.4" calcext:value-type="float">
            <text:p>126054.4</text:p>
          </table:table-cell>
          <table:table-cell office:value-type="float" office:value="464133.4" calcext:value-type="float">
            <text:p>464133.4</text:p>
          </table:table-cell>
          <table:table-cell office:value-type="float" office:value="258440.8" calcext:value-type="float">
            <text:p>258440.8</text:p>
          </table:table-cell>
          <table:table-cell office:value-type="float" office:value="350175.2" calcext:value-type="float">
            <text:p>350175.2</text:p>
          </table:table-cell>
          <table:table-cell office:value-type="float" office:value="344340.8" calcext:value-type="float">
            <text:p>344340.8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98976.4" calcext:value-type="float">
            <text:p>98976.4</text:p>
          </table:table-cell>
          <table:table-cell office:value-type="float" office:value="27276" calcext:value-type="float">
            <text:p>27276</text:p>
          </table:table-cell>
          <table:table-cell office:value-type="float" office:value="42961.8" calcext:value-type="float">
            <text:p>42961.8</text:p>
          </table:table-cell>
          <table:table-cell office:value-type="float" office:value="1348762.8" calcext:value-type="float">
            <text:p>1348762.8</text:p>
          </table:table-cell>
          <table:table-cell office:value-type="float" office:value="13417.2" calcext:value-type="float">
            <text:p>13417.2</text:p>
          </table:table-cell>
          <table:table-cell office:value-type="float" office:value="356776.8" calcext:value-type="float">
            <text:p>356776.8</text:p>
          </table:table-cell>
          <table:table-cell office:value-type="float" office:value="34877.2" calcext:value-type="float">
            <text:p>34877.2</text:p>
          </table:table-cell>
          <table:table-cell office:value-type="float" office:value="500381" calcext:value-type="float">
            <text:p>500381</text:p>
          </table:table-cell>
          <table:table-cell office:value-type="float" office:value="88025.2" calcext:value-type="float">
            <text:p>88025.2</text:p>
          </table:table-cell>
          <table:table-cell office:value-type="float" office:value="82069.2" calcext:value-type="float">
            <text:p>82069.2</text:p>
          </table:table-cell>
          <table:table-cell office:value-type="float" office:value="28178.4" calcext:value-type="float">
            <text:p>28178.4</text:p>
          </table:table-cell>
          <table:table-cell office:value-type="float" office:value="316603.2" calcext:value-type="float">
            <text:p>316603.2</text:p>
          </table:table-cell>
          <table:table-cell office:value-type="float" office:value="162833.6" calcext:value-type="float">
            <text:p>162833.6</text:p>
          </table:table-cell>
          <table:table-cell office:value-type="float" office:value="372607" calcext:value-type="float">
            <text:p>372607</text:p>
          </table:table-cell>
          <table:table-cell office:value-type="float" office:value="34195.6" calcext:value-type="float">
            <text:p>34195.6</text:p>
          </table:table-cell>
          <table:table-cell office:value-type="float" office:value="19574.4" calcext:value-type="float">
            <text:p>19574.4</text:p>
          </table:table-cell>
          <table:table-cell office:value-type="float" office:value="125714.4" calcext:value-type="float">
            <text:p>125714.4</text:p>
          </table:table-cell>
          <table:table-cell office:value-type="float" office:value="468152.5" calcext:value-type="float">
            <text:p>468152.5</text:p>
          </table:table-cell>
          <table:table-cell office:value-type="float" office:value="250318.4" calcext:value-type="float">
            <text:p>250318.4</text:p>
          </table:table-cell>
          <table:table-cell office:value-type="float" office:value="359243.2" calcext:value-type="float">
            <text:p>359243.2</text:p>
          </table:table-cell>
          <table:table-cell office:value-type="float" office:value="350338.4" calcext:value-type="float">
            <text:p>350338.4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98234.4" calcext:value-type="float">
            <text:p>98234.4</text:p>
          </table:table-cell>
          <table:table-cell office:value-type="float" office:value="26393.4" calcext:value-type="float">
            <text:p>26393.4</text:p>
          </table:table-cell>
          <table:table-cell office:value-type="float" office:value="40662" calcext:value-type="float">
            <text:p>40662</text:p>
          </table:table-cell>
          <table:table-cell office:value-type="float" office:value="1306387.7" calcext:value-type="float">
            <text:p>1306387.7</text:p>
          </table:table-cell>
          <table:table-cell office:value-type="float" office:value="20303.9" calcext:value-type="float">
            <text:p>20303.9</text:p>
          </table:table-cell>
          <table:table-cell office:value-type="float" office:value="368065.6" calcext:value-type="float">
            <text:p>368065.6</text:p>
          </table:table-cell>
          <table:table-cell office:value-type="float" office:value="35117.8" calcext:value-type="float">
            <text:p>35117.8</text:p>
          </table:table-cell>
          <table:table-cell office:value-type="float" office:value="488539.5" calcext:value-type="float">
            <text:p>488539.5</text:p>
          </table:table-cell>
          <table:table-cell office:value-type="float" office:value="84556" calcext:value-type="float">
            <text:p>84556</text:p>
          </table:table-cell>
          <table:table-cell office:value-type="float" office:value="82871.2" calcext:value-type="float">
            <text:p>82871.2</text:p>
          </table:table-cell>
          <table:table-cell office:value-type="float" office:value="26894.8" calcext:value-type="float">
            <text:p>26894.8</text:p>
          </table:table-cell>
          <table:table-cell office:value-type="float" office:value="318208" calcext:value-type="float">
            <text:p>318208</text:p>
          </table:table-cell>
          <table:table-cell office:value-type="float" office:value="161248.8" calcext:value-type="float">
            <text:p>161248.8</text:p>
          </table:table-cell>
          <table:table-cell office:value-type="float" office:value="372419.5" calcext:value-type="float">
            <text:p>372419.5</text:p>
          </table:table-cell>
          <table:table-cell office:value-type="float" office:value="31909" calcext:value-type="float">
            <text:p>31909</text:p>
          </table:table-cell>
          <table:table-cell office:value-type="float" office:value="19193" calcext:value-type="float">
            <text:p>19193</text:p>
          </table:table-cell>
          <table:table-cell office:value-type="float" office:value="125954.4" calcext:value-type="float">
            <text:p>125954.4</text:p>
          </table:table-cell>
          <table:table-cell office:value-type="float" office:value="469588.8" calcext:value-type="float">
            <text:p>469588.8</text:p>
          </table:table-cell>
          <table:table-cell office:value-type="float" office:value="248052" calcext:value-type="float">
            <text:p>248052</text:p>
          </table:table-cell>
          <table:table-cell office:value-type="float" office:value="349574.4" calcext:value-type="float">
            <text:p>349574.4</text:p>
          </table:table-cell>
          <table:table-cell office:value-type="float" office:value="337501.6" calcext:value-type="float">
            <text:p>337501.6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95767.2" calcext:value-type="float">
            <text:p>95767.2</text:p>
          </table:table-cell>
          <table:table-cell office:value-type="float" office:value="26553.8" calcext:value-type="float">
            <text:p>26553.8</text:p>
          </table:table-cell>
          <table:table-cell office:value-type="float" office:value="40583.3" calcext:value-type="float">
            <text:p>40583.3</text:p>
          </table:table-cell>
          <table:table-cell office:value-type="float" office:value="1308142.1" calcext:value-type="float">
            <text:p>1308142.1</text:p>
          </table:table-cell>
          <table:table-cell office:value-type="float" office:value="16222.5" calcext:value-type="float">
            <text:p>16222.5</text:p>
          </table:table-cell>
          <table:table-cell office:value-type="float" office:value="360987.2" calcext:value-type="float">
            <text:p>360987.2</text:p>
          </table:table-cell>
          <table:table-cell office:value-type="float" office:value="34977.4" calcext:value-type="float">
            <text:p>34977.4</text:p>
          </table:table-cell>
          <table:table-cell office:value-type="float" office:value="498814.8" calcext:value-type="float">
            <text:p>498814.8</text:p>
          </table:table-cell>
          <table:table-cell office:value-type="float" office:value="89509.6" calcext:value-type="float">
            <text:p>89509.6</text:p>
          </table:table-cell>
          <table:table-cell office:value-type="float" office:value="83713.2" calcext:value-type="float">
            <text:p>83713.2</text:p>
          </table:table-cell>
          <table:table-cell office:value-type="float" office:value="26373.6" calcext:value-type="float">
            <text:p>26373.6</text:p>
          </table:table-cell>
          <table:table-cell office:value-type="float" office:value="317265.6" calcext:value-type="float">
            <text:p>317265.6</text:p>
          </table:table-cell>
          <table:table-cell office:value-type="float" office:value="160326.4" calcext:value-type="float">
            <text:p>160326.4</text:p>
          </table:table-cell>
          <table:table-cell office:value-type="float" office:value="372519" calcext:value-type="float">
            <text:p>372519</text:p>
          </table:table-cell>
          <table:table-cell office:value-type="float" office:value="34676.4" calcext:value-type="float">
            <text:p>34676.4</text:p>
          </table:table-cell>
          <table:table-cell office:value-type="float" office:value="19714.8" calcext:value-type="float">
            <text:p>19714.8</text:p>
          </table:table-cell>
          <table:table-cell office:value-type="float" office:value="127055.6" calcext:value-type="float">
            <text:p>127055.6</text:p>
          </table:table-cell>
          <table:table-cell office:value-type="float" office:value="463557.9" calcext:value-type="float">
            <text:p>463557.9</text:p>
          </table:table-cell>
          <table:table-cell office:value-type="float" office:value="256232.8" calcext:value-type="float">
            <text:p>256232.8</text:p>
          </table:table-cell>
          <table:table-cell office:value-type="float" office:value="352964" calcext:value-type="float">
            <text:p>352964</text:p>
          </table:table-cell>
          <table:table-cell office:value-type="float" office:value="343376.8" calcext:value-type="float">
            <text:p>343376.8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96990.8" calcext:value-type="float">
            <text:p>96990.8</text:p>
          </table:table-cell>
          <table:table-cell office:value-type="float" office:value="27737" calcext:value-type="float">
            <text:p>27737</text:p>
          </table:table-cell>
          <table:table-cell office:value-type="float" office:value="49014.4" calcext:value-type="float">
            <text:p>49014.4</text:p>
          </table:table-cell>
          <table:table-cell office:value-type="float" office:value="1336472" calcext:value-type="float">
            <text:p>1336472</text:p>
          </table:table-cell>
          <table:table-cell office:value-type="float" office:value="13600" calcext:value-type="float">
            <text:p>13600</text:p>
          </table:table-cell>
          <table:table-cell office:value-type="float" office:value="360445.6" calcext:value-type="float">
            <text:p>360445.6</text:p>
          </table:table-cell>
          <table:table-cell office:value-type="float" office:value="33593.6" calcext:value-type="float">
            <text:p>33593.6</text:p>
          </table:table-cell>
          <table:table-cell office:value-type="float" office:value="490905.6" calcext:value-type="float">
            <text:p>490905.6</text:p>
          </table:table-cell>
          <table:table-cell office:value-type="float" office:value="82810.8" calcext:value-type="float">
            <text:p>82810.8</text:p>
          </table:table-cell>
          <table:table-cell office:value-type="float" office:value="80986" calcext:value-type="float">
            <text:p>80986</text:p>
          </table:table-cell>
          <table:table-cell office:value-type="float" office:value="27897.6" calcext:value-type="float">
            <text:p>27897.6</text:p>
          </table:table-cell>
          <table:table-cell office:value-type="float" office:value="313694.4" calcext:value-type="float">
            <text:p>313694.4</text:p>
          </table:table-cell>
          <table:table-cell office:value-type="float" office:value="158582" calcext:value-type="float">
            <text:p>158582</text:p>
          </table:table-cell>
          <table:table-cell office:value-type="float" office:value="373195" calcext:value-type="float">
            <text:p>373195</text:p>
          </table:table-cell>
          <table:table-cell office:value-type="float" office:value="33794.2" calcext:value-type="float">
            <text:p>33794.2</text:p>
          </table:table-cell>
          <table:table-cell office:value-type="float" office:value="19775.2" calcext:value-type="float">
            <text:p>19775.2</text:p>
          </table:table-cell>
          <table:table-cell office:value-type="float" office:value="124443.6" calcext:value-type="float">
            <text:p>124443.6</text:p>
          </table:table-cell>
          <table:table-cell office:value-type="float" office:value="471811.2" calcext:value-type="float">
            <text:p>471811.2</text:p>
          </table:table-cell>
          <table:table-cell office:value-type="float" office:value="258439.2" calcext:value-type="float">
            <text:p>258439.2</text:p>
          </table:table-cell>
          <table:table-cell office:value-type="float" office:value="356572.8" calcext:value-type="float">
            <text:p>356572.8</text:p>
          </table:table-cell>
          <table:table-cell office:value-type="float" office:value="340169.6" calcext:value-type="float">
            <text:p>340169.6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99838.8" calcext:value-type="float">
            <text:p>99838.8</text:p>
          </table:table-cell>
          <table:table-cell office:value-type="float" office:value="27576.8" calcext:value-type="float">
            <text:p>27576.8</text:p>
          </table:table-cell>
          <table:table-cell office:value-type="float" office:value="40883.5" calcext:value-type="float">
            <text:p>40883.5</text:p>
          </table:table-cell>
          <table:table-cell office:value-type="float" office:value="1310975.2" calcext:value-type="float">
            <text:p>1310975.2</text:p>
          </table:table-cell>
          <table:table-cell office:value-type="float" office:value="10895" calcext:value-type="float">
            <text:p>10895</text:p>
          </table:table-cell>
          <table:table-cell office:value-type="float" office:value="356355.2" calcext:value-type="float">
            <text:p>356355.2</text:p>
          </table:table-cell>
          <table:table-cell office:value-type="float" office:value="37364.2" calcext:value-type="float">
            <text:p>37364.2</text:p>
          </table:table-cell>
          <table:table-cell office:value-type="float" office:value="499780.9" calcext:value-type="float">
            <text:p>499780.9</text:p>
          </table:table-cell>
          <table:table-cell office:value-type="float" office:value="81587.6" calcext:value-type="float">
            <text:p>81587.6</text:p>
          </table:table-cell>
          <table:table-cell office:value-type="float" office:value="82690.8" calcext:value-type="float">
            <text:p>82690.8</text:p>
          </table:table-cell>
          <table:table-cell office:value-type="float" office:value="25310.4" calcext:value-type="float">
            <text:p>25310.4</text:p>
          </table:table-cell>
          <table:table-cell office:value-type="float" office:value="309883.2" calcext:value-type="float">
            <text:p>309883.2</text:p>
          </table:table-cell>
          <table:table-cell office:value-type="float" office:value="157238" calcext:value-type="float">
            <text:p>157238</text:p>
          </table:table-cell>
          <table:table-cell office:value-type="float" office:value="366439" calcext:value-type="float">
            <text:p>366439</text:p>
          </table:table-cell>
          <table:table-cell office:value-type="float" office:value="36361.4" calcext:value-type="float">
            <text:p>36361.4</text:p>
          </table:table-cell>
          <table:table-cell office:value-type="float" office:value="20837.6" calcext:value-type="float">
            <text:p>20837.6</text:p>
          </table:table-cell>
          <table:table-cell office:value-type="float" office:value="125244.4" calcext:value-type="float">
            <text:p>125244.4</text:p>
          </table:table-cell>
          <table:table-cell office:value-type="float" office:value="467014.2" calcext:value-type="float">
            <text:p>467014.2</text:p>
          </table:table-cell>
          <table:table-cell office:value-type="float" office:value="253987.2" calcext:value-type="float">
            <text:p>253987.2</text:p>
          </table:table-cell>
          <table:table-cell office:value-type="float" office:value="347688" calcext:value-type="float">
            <text:p>347688</text:p>
          </table:table-cell>
          <table:table-cell office:value-type="float" office:value="343638.4" calcext:value-type="float">
            <text:p>343638.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99076.4" calcext:value-type="float">
            <text:p>99076.4</text:p>
          </table:table-cell>
          <table:table-cell office:value-type="float" office:value="28158.2" calcext:value-type="float">
            <text:p>28158.2</text:p>
          </table:table-cell>
          <table:table-cell office:value-type="float" office:value="40317.2" calcext:value-type="float">
            <text:p>40317.2</text:p>
          </table:table-cell>
          <table:table-cell office:value-type="float" office:value="1283498.4" calcext:value-type="float">
            <text:p>1283498.4</text:p>
          </table:table-cell>
          <table:table-cell office:value-type="float" office:value="16798.8" calcext:value-type="float">
            <text:p>16798.8</text:p>
          </table:table-cell>
          <table:table-cell office:value-type="float" office:value="362411.2" calcext:value-type="float">
            <text:p>362411.2</text:p>
          </table:table-cell>
          <table:table-cell office:value-type="float" office:value="37284" calcext:value-type="float">
            <text:p>37284</text:p>
          </table:table-cell>
          <table:table-cell office:value-type="float" office:value="514743.2" calcext:value-type="float">
            <text:p>514743.2</text:p>
          </table:table-cell>
          <table:table-cell office:value-type="float" office:value="85418.4" calcext:value-type="float">
            <text:p>85418.4</text:p>
          </table:table-cell>
          <table:table-cell office:value-type="float" office:value="83131.6" calcext:value-type="float">
            <text:p>83131.6</text:p>
          </table:table-cell>
          <table:table-cell office:value-type="float" office:value="29060.6" calcext:value-type="float">
            <text:p>29060.6</text:p>
          </table:table-cell>
          <table:table-cell office:value-type="float" office:value="319569.6" calcext:value-type="float">
            <text:p>319569.6</text:p>
          </table:table-cell>
          <table:table-cell office:value-type="float" office:value="163435.2" calcext:value-type="float">
            <text:p>163435.2</text:p>
          </table:table-cell>
          <table:table-cell office:value-type="float" office:value="381016.5" calcext:value-type="float">
            <text:p>381016.5</text:p>
          </table:table-cell>
          <table:table-cell office:value-type="float" office:value="34034.8" calcext:value-type="float">
            <text:p>34034.8</text:p>
          </table:table-cell>
          <table:table-cell office:value-type="float" office:value="19053" calcext:value-type="float">
            <text:p>19053</text:p>
          </table:table-cell>
          <table:table-cell office:value-type="float" office:value="127525.2" calcext:value-type="float">
            <text:p>127525.2</text:p>
          </table:table-cell>
          <table:table-cell office:value-type="float" office:value="468862.4" calcext:value-type="float">
            <text:p>468862.4</text:p>
          </table:table-cell>
          <table:table-cell office:value-type="float" office:value="258602.4" calcext:value-type="float">
            <text:p>258602.4</text:p>
          </table:table-cell>
          <table:table-cell office:value-type="float" office:value="360985.6" calcext:value-type="float">
            <text:p>360985.6</text:p>
          </table:table-cell>
          <table:table-cell office:value-type="float" office:value="339066.4" calcext:value-type="float">
            <text:p>339066.4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94964.8" calcext:value-type="float">
            <text:p>94964.8</text:p>
          </table:table-cell>
          <table:table-cell office:value-type="float" office:value="31106.4" calcext:value-type="float">
            <text:p>31106.4</text:p>
          </table:table-cell>
          <table:table-cell office:value-type="float" office:value="40611.4" calcext:value-type="float">
            <text:p>40611.4</text:p>
          </table:table-cell>
          <table:table-cell office:value-type="float" office:value="1312431.3" calcext:value-type="float">
            <text:p>1312431.3</text:p>
          </table:table-cell>
          <table:table-cell office:value-type="float" office:value="20292.2" calcext:value-type="float">
            <text:p>20292.2</text:p>
          </table:table-cell>
          <table:table-cell office:value-type="float" office:value="361751.2" calcext:value-type="float">
            <text:p>361751.2</text:p>
          </table:table-cell>
          <table:table-cell office:value-type="float" office:value="35559" calcext:value-type="float">
            <text:p>35559</text:p>
          </table:table-cell>
          <table:table-cell office:value-type="float" office:value="496455.1" calcext:value-type="float">
            <text:p>496455.1</text:p>
          </table:table-cell>
          <table:table-cell office:value-type="float" office:value="86521.2" calcext:value-type="float">
            <text:p>86521.2</text:p>
          </table:table-cell>
          <table:table-cell office:value-type="float" office:value="81948.4" calcext:value-type="float">
            <text:p>81948.4</text:p>
          </table:table-cell>
          <table:table-cell office:value-type="float" office:value="27075.2" calcext:value-type="float">
            <text:p>27075.2</text:p>
          </table:table-cell>
          <table:table-cell office:value-type="float" office:value="316985.6" calcext:value-type="float">
            <text:p>316985.6</text:p>
          </table:table-cell>
          <table:table-cell office:value-type="float" office:value="161489.6" calcext:value-type="float">
            <text:p>161489.6</text:p>
          </table:table-cell>
          <table:table-cell office:value-type="float" office:value="375183.5" calcext:value-type="float">
            <text:p>375183.5</text:p>
          </table:table-cell>
          <table:table-cell office:value-type="float" office:value="33272.6" calcext:value-type="float">
            <text:p>33272.6</text:p>
          </table:table-cell>
          <table:table-cell office:value-type="float" office:value="21018.4" calcext:value-type="float">
            <text:p>21018.4</text:p>
          </table:table-cell>
          <table:table-cell office:value-type="float" office:value="124462.8" calcext:value-type="float">
            <text:p>124462.8</text:p>
          </table:table-cell>
          <table:table-cell office:value-type="float" office:value="463879.4" calcext:value-type="float">
            <text:p>463879.4</text:p>
          </table:table-cell>
          <table:table-cell office:value-type="float" office:value="256856" calcext:value-type="float">
            <text:p>256856</text:p>
          </table:table-cell>
          <table:table-cell office:value-type="float" office:value="349173.6" calcext:value-type="float">
            <text:p>349173.6</text:p>
          </table:table-cell>
          <table:table-cell office:value-type="float" office:value="347230.4" calcext:value-type="float">
            <text:p>347230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715.6" calcext:value-type="float">
            <text:p>98715.6</text:p>
          </table:table-cell>
          <table:table-cell office:value-type="float" office:value="29742.8" calcext:value-type="float">
            <text:p>29742.8</text:p>
          </table:table-cell>
          <table:table-cell office:value-type="float" office:value="40593.8" calcext:value-type="float">
            <text:p>40593.8</text:p>
          </table:table-cell>
          <table:table-cell office:value-type="float" office:value="1309351.4" calcext:value-type="float">
            <text:p>1309351.4</text:p>
          </table:table-cell>
          <table:table-cell office:value-type="float" office:value="16914.1" calcext:value-type="float">
            <text:p>16914.1</text:p>
          </table:table-cell>
          <table:table-cell office:value-type="float" office:value="345664" calcext:value-type="float">
            <text:p>345664</text:p>
          </table:table-cell>
          <table:table-cell office:value-type="float" office:value="34737" calcext:value-type="float">
            <text:p>34737</text:p>
          </table:table-cell>
          <table:table-cell office:value-type="float" office:value="499276.1" calcext:value-type="float">
            <text:p>499276.1</text:p>
          </table:table-cell>
          <table:table-cell office:value-type="float" office:value="84334.8" calcext:value-type="float">
            <text:p>84334.8</text:p>
          </table:table-cell>
          <table:table-cell office:value-type="float" office:value="81868.4" calcext:value-type="float">
            <text:p>81868.4</text:p>
          </table:table-cell>
          <table:table-cell office:value-type="float" office:value="24969.4" calcext:value-type="float">
            <text:p>24969.4</text:p>
          </table:table-cell>
          <table:table-cell office:value-type="float" office:value="319289.6" calcext:value-type="float">
            <text:p>319289.6</text:p>
          </table:table-cell>
          <table:table-cell office:value-type="float" office:value="158041.6" calcext:value-type="float">
            <text:p>158041.6</text:p>
          </table:table-cell>
          <table:table-cell office:value-type="float" office:value="365311" calcext:value-type="float">
            <text:p>365311</text:p>
          </table:table-cell>
          <table:table-cell office:value-type="float" office:value="33493.2" calcext:value-type="float">
            <text:p>33493.2</text:p>
          </table:table-cell>
          <table:table-cell office:value-type="float" office:value="18872.4" calcext:value-type="float">
            <text:p>18872.4</text:p>
          </table:table-cell>
          <table:table-cell office:value-type="float" office:value="127636.4" calcext:value-type="float">
            <text:p>127636.4</text:p>
          </table:table-cell>
          <table:table-cell office:value-type="float" office:value="466719.9" calcext:value-type="float">
            <text:p>466719.9</text:p>
          </table:table-cell>
          <table:table-cell office:value-type="float" office:value="251601.6" calcext:value-type="float">
            <text:p>251601.6</text:p>
          </table:table-cell>
          <table:table-cell office:value-type="float" office:value="348852" calcext:value-type="float">
            <text:p>348852</text:p>
          </table:table-cell>
          <table:table-cell office:value-type="float" office:value="332046.4" calcext:value-type="float">
            <text:p>332046.4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93600.8" calcext:value-type="float">
            <text:p>93600.8</text:p>
          </table:table-cell>
          <table:table-cell office:value-type="float" office:value="30384.6" calcext:value-type="float">
            <text:p>30384.6</text:p>
          </table:table-cell>
          <table:table-cell office:value-type="float" office:value="43634.5" calcext:value-type="float">
            <text:p>43634.5</text:p>
          </table:table-cell>
          <table:table-cell office:value-type="float" office:value="1283669.3" calcext:value-type="float">
            <text:p>1283669.3</text:p>
          </table:table-cell>
          <table:table-cell office:value-type="float" office:value="17023.4" calcext:value-type="float">
            <text:p>17023.4</text:p>
          </table:table-cell>
          <table:table-cell office:value-type="float" office:value="345724" calcext:value-type="float">
            <text:p>345724</text:p>
          </table:table-cell>
          <table:table-cell office:value-type="float" office:value="34696.6" calcext:value-type="float">
            <text:p>34696.6</text:p>
          </table:table-cell>
          <table:table-cell office:value-type="float" office:value="488831.4" calcext:value-type="float">
            <text:p>488831.4</text:p>
          </table:table-cell>
          <table:table-cell office:value-type="float" office:value="82870.8" calcext:value-type="float">
            <text:p>82870.8</text:p>
          </table:table-cell>
          <table:table-cell office:value-type="float" office:value="84595.6" calcext:value-type="float">
            <text:p>84595.6</text:p>
          </table:table-cell>
          <table:table-cell office:value-type="float" office:value="25771.8" calcext:value-type="float">
            <text:p>25771.8</text:p>
          </table:table-cell>
          <table:table-cell office:value-type="float" office:value="305152" calcext:value-type="float">
            <text:p>305152</text:p>
          </table:table-cell>
          <table:table-cell office:value-type="float" office:value="156155.6" calcext:value-type="float">
            <text:p>156155.6</text:p>
          </table:table-cell>
          <table:table-cell office:value-type="float" office:value="359893" calcext:value-type="float">
            <text:p>359893</text:p>
          </table:table-cell>
          <table:table-cell office:value-type="float" office:value="33774" calcext:value-type="float">
            <text:p>33774</text:p>
          </table:table-cell>
          <table:table-cell office:value-type="float" office:value="18932.6" calcext:value-type="float">
            <text:p>18932.6</text:p>
          </table:table-cell>
          <table:table-cell office:value-type="float" office:value="124753.6" calcext:value-type="float">
            <text:p>124753.6</text:p>
          </table:table-cell>
          <table:table-cell office:value-type="float" office:value="445169.7" calcext:value-type="float">
            <text:p>445169.7</text:p>
          </table:table-cell>
          <table:table-cell office:value-type="float" office:value="246908.8" calcext:value-type="float">
            <text:p>246908.8</text:p>
          </table:table-cell>
          <table:table-cell office:value-type="float" office:value="346928" calcext:value-type="float">
            <text:p>346928</text:p>
          </table:table-cell>
          <table:table-cell office:value-type="float" office:value="330661.6" calcext:value-type="float">
            <text:p>330661.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92457.6" calcext:value-type="float">
            <text:p>92457.6</text:p>
          </table:table-cell>
          <table:table-cell office:value-type="float" office:value="27917.8" calcext:value-type="float">
            <text:p>27917.8</text:p>
          </table:table-cell>
          <table:table-cell office:value-type="float" office:value="40667.7" calcext:value-type="float">
            <text:p>40667.7</text:p>
          </table:table-cell>
          <table:table-cell office:value-type="float" office:value="1273474.5" calcext:value-type="float">
            <text:p>1273474.5</text:p>
          </table:table-cell>
          <table:table-cell office:value-type="float" office:value="10837.5" calcext:value-type="float">
            <text:p>10837.5</text:p>
          </table:table-cell>
          <table:table-cell office:value-type="float" office:value="338725.6" calcext:value-type="float">
            <text:p>338725.6</text:p>
          </table:table-cell>
          <table:table-cell office:value-type="float" office:value="35438.6" calcext:value-type="float">
            <text:p>35438.6</text:p>
          </table:table-cell>
          <table:table-cell office:value-type="float" office:value="491670.5" calcext:value-type="float">
            <text:p>491670.5</text:p>
          </table:table-cell>
          <table:table-cell office:value-type="float" office:value="82410" calcext:value-type="float">
            <text:p>82410</text:p>
          </table:table-cell>
          <table:table-cell office:value-type="float" office:value="83713.2" calcext:value-type="float">
            <text:p>83713.2</text:p>
          </table:table-cell>
          <table:table-cell office:value-type="float" office:value="26453.6" calcext:value-type="float">
            <text:p>26453.6</text:p>
          </table:table-cell>
          <table:table-cell office:value-type="float" office:value="307838.4" calcext:value-type="float">
            <text:p>307838.4</text:p>
          </table:table-cell>
          <table:table-cell office:value-type="float" office:value="153808.4" calcext:value-type="float">
            <text:p>153808.4</text:p>
          </table:table-cell>
          <table:table-cell office:value-type="float" office:value="365988.5" calcext:value-type="float">
            <text:p>365988.5</text:p>
          </table:table-cell>
          <table:table-cell office:value-type="float" office:value="32229.8" calcext:value-type="float">
            <text:p>32229.8</text:p>
          </table:table-cell>
          <table:table-cell office:value-type="float" office:value="19313.6" calcext:value-type="float">
            <text:p>19313.6</text:p>
          </table:table-cell>
          <table:table-cell office:value-type="float" office:value="123372.4" calcext:value-type="float">
            <text:p>123372.4</text:p>
          </table:table-cell>
          <table:table-cell office:value-type="float" office:value="450948.4" calcext:value-type="float">
            <text:p>450948.4</text:p>
          </table:table-cell>
          <table:table-cell office:value-type="float" office:value="258621.6" calcext:value-type="float">
            <text:p>258621.6</text:p>
          </table:table-cell>
          <table:table-cell office:value-type="float" office:value="350819.2" calcext:value-type="float">
            <text:p>350819.2</text:p>
          </table:table-cell>
          <table:table-cell office:value-type="float" office:value="343478.4" calcext:value-type="float">
            <text:p>343478.4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92438" calcext:value-type="float">
            <text:p>92438</text:p>
          </table:table-cell>
          <table:table-cell office:value-type="float" office:value="28078.4" calcext:value-type="float">
            <text:p>28078.4</text:p>
          </table:table-cell>
          <table:table-cell office:value-type="float" office:value="40555.1" calcext:value-type="float">
            <text:p>40555.1</text:p>
          </table:table-cell>
          <table:table-cell office:value-type="float" office:value="1252994.8" calcext:value-type="float">
            <text:p>1252994.8</text:p>
          </table:table-cell>
          <table:table-cell office:value-type="float" office:value="16886.7" calcext:value-type="float">
            <text:p>16886.7</text:p>
          </table:table-cell>
          <table:table-cell office:value-type="float" office:value="354669.6" calcext:value-type="float">
            <text:p>354669.6</text:p>
          </table:table-cell>
          <table:table-cell office:value-type="float" office:value="35158" calcext:value-type="float">
            <text:p>35158</text:p>
          </table:table-cell>
          <table:table-cell office:value-type="float" office:value="490309.5" calcext:value-type="float">
            <text:p>490309.5</text:p>
          </table:table-cell>
          <table:table-cell office:value-type="float" office:value="85297.6" calcext:value-type="float">
            <text:p>85297.6</text:p>
          </table:table-cell>
          <table:table-cell office:value-type="float" office:value="84636" calcext:value-type="float">
            <text:p>84636</text:p>
          </table:table-cell>
          <table:table-cell office:value-type="float" office:value="27055.4" calcext:value-type="float">
            <text:p>27055.4</text:p>
          </table:table-cell>
          <table:table-cell office:value-type="float" office:value="296827.2" calcext:value-type="float">
            <text:p>296827.2</text:p>
          </table:table-cell>
          <table:table-cell office:value-type="float" office:value="154511.2" calcext:value-type="float">
            <text:p>154511.2</text:p>
          </table:table-cell>
          <table:table-cell office:value-type="float" office:value="360994" calcext:value-type="float">
            <text:p>360994</text:p>
          </table:table-cell>
          <table:table-cell office:value-type="float" office:value="32269.8" calcext:value-type="float">
            <text:p>32269.8</text:p>
          </table:table-cell>
          <table:table-cell office:value-type="float" office:value="19534.4" calcext:value-type="float">
            <text:p>19534.4</text:p>
          </table:table-cell>
          <table:table-cell office:value-type="float" office:value="127035.6" calcext:value-type="float">
            <text:p>127035.6</text:p>
          </table:table-cell>
          <table:table-cell office:value-type="float" office:value="441594.5" calcext:value-type="float">
            <text:p>441594.5</text:p>
          </table:table-cell>
          <table:table-cell office:value-type="float" office:value="243018.4" calcext:value-type="float">
            <text:p>243018.4</text:p>
          </table:table-cell>
          <table:table-cell office:value-type="float" office:value="343600" calcext:value-type="float">
            <text:p>343600</text:p>
          </table:table-cell>
          <table:table-cell office:value-type="float" office:value="337962.4" calcext:value-type="float">
            <text:p>337962.4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93179.6" calcext:value-type="float">
            <text:p>93179.6</text:p>
          </table:table-cell>
          <table:table-cell office:value-type="float" office:value="25972.2" calcext:value-type="float">
            <text:p>25972.2</text:p>
          </table:table-cell>
          <table:table-cell office:value-type="float" office:value="40766.2" calcext:value-type="float">
            <text:p>40766.2</text:p>
          </table:table-cell>
          <table:table-cell office:value-type="float" office:value="1266374" calcext:value-type="float">
            <text:p>1266374</text:p>
          </table:table-cell>
          <table:table-cell office:value-type="float" office:value="16974.6" calcext:value-type="float">
            <text:p>16974.6</text:p>
          </table:table-cell>
          <table:table-cell office:value-type="float" office:value="346205.6" calcext:value-type="float">
            <text:p>346205.6</text:p>
          </table:table-cell>
          <table:table-cell office:value-type="float" office:value="32269.8" calcext:value-type="float">
            <text:p>32269.8</text:p>
          </table:table-cell>
          <table:table-cell office:value-type="float" office:value="476538.6" calcext:value-type="float">
            <text:p>476538.6</text:p>
          </table:table-cell>
          <table:table-cell office:value-type="float" office:value="80584.8" calcext:value-type="float">
            <text:p>80584.8</text:p>
          </table:table-cell>
          <table:table-cell office:value-type="float" office:value="80564.6" calcext:value-type="float">
            <text:p>80564.6</text:p>
          </table:table-cell>
          <table:table-cell office:value-type="float" office:value="26854.6" calcext:value-type="float">
            <text:p>26854.6</text:p>
          </table:table-cell>
          <table:table-cell office:value-type="float" office:value="298834.4" calcext:value-type="float">
            <text:p>298834.4</text:p>
          </table:table-cell>
          <table:table-cell office:value-type="float" office:value="152726" calcext:value-type="float">
            <text:p>152726</text:p>
          </table:table-cell>
          <table:table-cell office:value-type="float" office:value="360018.5" calcext:value-type="float">
            <text:p>360018.5</text:p>
          </table:table-cell>
          <table:table-cell office:value-type="float" office:value="31427.6" calcext:value-type="float">
            <text:p>31427.6</text:p>
          </table:table-cell>
          <table:table-cell office:value-type="float" office:value="19433.8" calcext:value-type="float">
            <text:p>19433.8</text:p>
          </table:table-cell>
          <table:table-cell office:value-type="float" office:value="122951.6" calcext:value-type="float">
            <text:p>122951.6</text:p>
          </table:table-cell>
          <table:table-cell office:value-type="float" office:value="432947.8" calcext:value-type="float">
            <text:p>432947.8</text:p>
          </table:table-cell>
          <table:table-cell office:value-type="float" office:value="248592.8" calcext:value-type="float">
            <text:p>248592.8</text:p>
          </table:table-cell>
          <table:table-cell office:value-type="float" office:value="329960" calcext:value-type="float">
            <text:p>329960</text:p>
          </table:table-cell>
          <table:table-cell office:value-type="float" office:value="323761.6" calcext:value-type="float">
            <text:p>323761.6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86481.2" calcext:value-type="float">
            <text:p>86481.2</text:p>
          </table:table-cell>
          <table:table-cell office:value-type="float" office:value="26774.4" calcext:value-type="float">
            <text:p>26774.4</text:p>
          </table:table-cell>
          <table:table-cell office:value-type="float" office:value="38015.3" calcext:value-type="float">
            <text:p>38015.3</text:p>
          </table:table-cell>
          <table:table-cell office:value-type="float" office:value="1220945.6" calcext:value-type="float">
            <text:p>1220945.6</text:p>
          </table:table-cell>
          <table:table-cell office:value-type="float" office:value="13567.2" calcext:value-type="float">
            <text:p>13567.2</text:p>
          </table:table-cell>
          <table:table-cell office:value-type="float" office:value="346868" calcext:value-type="float">
            <text:p>346868</text:p>
          </table:table-cell>
          <table:table-cell office:value-type="float" office:value="33132.4" calcext:value-type="float">
            <text:p>33132.4</text:p>
          </table:table-cell>
          <table:table-cell office:value-type="float" office:value="473359.4" calcext:value-type="float">
            <text:p>473359.4</text:p>
          </table:table-cell>
          <table:table-cell office:value-type="float" office:value="79842.4" calcext:value-type="float">
            <text:p>79842.4</text:p>
          </table:table-cell>
          <table:table-cell office:value-type="float" office:value="77816.8" calcext:value-type="float">
            <text:p>77816.8</text:p>
          </table:table-cell>
          <table:table-cell office:value-type="float" office:value="26293.2" calcext:value-type="float">
            <text:p>26293.2</text:p>
          </table:table-cell>
          <table:table-cell office:value-type="float" office:value="291312.8" calcext:value-type="float">
            <text:p>291312.8</text:p>
          </table:table-cell>
          <table:table-cell office:value-type="float" office:value="148012.8" calcext:value-type="float">
            <text:p>148012.8</text:p>
          </table:table-cell>
          <table:table-cell office:value-type="float" office:value="346179.5" calcext:value-type="float">
            <text:p>346179.5</text:p>
          </table:table-cell>
          <table:table-cell office:value-type="float" office:value="32671" calcext:value-type="float">
            <text:p>32671</text:p>
          </table:table-cell>
          <table:table-cell office:value-type="float" office:value="19173.2" calcext:value-type="float">
            <text:p>19173.2</text:p>
          </table:table-cell>
          <table:table-cell office:value-type="float" office:value="123512.8" calcext:value-type="float">
            <text:p>123512.8</text:p>
          </table:table-cell>
          <table:table-cell office:value-type="float" office:value="432522.1" calcext:value-type="float">
            <text:p>432522.1</text:p>
          </table:table-cell>
          <table:table-cell office:value-type="float" office:value="236078.4" calcext:value-type="float">
            <text:p>236078.4</text:p>
          </table:table-cell>
          <table:table-cell office:value-type="float" office:value="336720" calcext:value-type="float">
            <text:p>336720</text:p>
          </table:table-cell>
          <table:table-cell office:value-type="float" office:value="304629.6" calcext:value-type="float">
            <text:p>304629.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88386.4" calcext:value-type="float">
            <text:p>88386.4</text:p>
          </table:table-cell>
          <table:table-cell office:value-type="float" office:value="31688.2" calcext:value-type="float">
            <text:p>31688.2</text:p>
          </table:table-cell>
          <table:table-cell office:value-type="float" office:value="38588.8" calcext:value-type="float">
            <text:p>38588.8</text:p>
          </table:table-cell>
          <table:table-cell office:value-type="float" office:value="1225593.6" calcext:value-type="float">
            <text:p>1225593.6</text:p>
          </table:table-cell>
          <table:table-cell office:value-type="float" office:value="13771.9" calcext:value-type="float">
            <text:p>13771.9</text:p>
          </table:table-cell>
          <table:table-cell office:value-type="float" office:value="339566.4" calcext:value-type="float">
            <text:p>339566.4</text:p>
          </table:table-cell>
          <table:table-cell office:value-type="float" office:value="33112.4" calcext:value-type="float">
            <text:p>33112.4</text:p>
          </table:table-cell>
          <table:table-cell office:value-type="float" office:value="477773.9" calcext:value-type="float">
            <text:p>477773.9</text:p>
          </table:table-cell>
          <table:table-cell office:value-type="float" office:value="80163.2" calcext:value-type="float">
            <text:p>80163.2</text:p>
          </table:table-cell>
          <table:table-cell office:value-type="float" office:value="77034.8" calcext:value-type="float">
            <text:p>77034.8</text:p>
          </table:table-cell>
          <table:table-cell office:value-type="float" office:value="24267.2" calcext:value-type="float">
            <text:p>24267.2</text:p>
          </table:table-cell>
          <table:table-cell office:value-type="float" office:value="283208.8" calcext:value-type="float">
            <text:p>283208.8</text:p>
          </table:table-cell>
          <table:table-cell office:value-type="float" office:value="146147.6" calcext:value-type="float">
            <text:p>146147.6</text:p>
          </table:table-cell>
          <table:table-cell office:value-type="float" office:value="345454.5" calcext:value-type="float">
            <text:p>345454.5</text:p>
          </table:table-cell>
          <table:table-cell office:value-type="float" office:value="30685.4" calcext:value-type="float">
            <text:p>30685.4</text:p>
          </table:table-cell>
          <table:table-cell office:value-type="float" office:value="18912.4" calcext:value-type="float">
            <text:p>18912.4</text:p>
          </table:table-cell>
          <table:table-cell office:value-type="float" office:value="117606.8" calcext:value-type="float">
            <text:p>117606.8</text:p>
          </table:table-cell>
          <table:table-cell office:value-type="float" office:value="411503.6" calcext:value-type="float">
            <text:p>411503.6</text:p>
          </table:table-cell>
          <table:table-cell office:value-type="float" office:value="242836.8" calcext:value-type="float">
            <text:p>242836.8</text:p>
          </table:table-cell>
          <table:table-cell office:value-type="float" office:value="323764" calcext:value-type="float">
            <text:p>323764</text:p>
          </table:table-cell>
          <table:table-cell office:value-type="float" office:value="313916" calcext:value-type="float">
            <text:p>313916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88486.4" calcext:value-type="float">
            <text:p>88486.4</text:p>
          </table:table-cell>
          <table:table-cell office:value-type="float" office:value="25992.2" calcext:value-type="float">
            <text:p>25992.2</text:p>
          </table:table-cell>
          <table:table-cell office:value-type="float" office:value="38106.3" calcext:value-type="float">
            <text:p>38106.3</text:p>
          </table:table-cell>
          <table:table-cell office:value-type="float" office:value="1156457.4" calcext:value-type="float">
            <text:p>1156457.4</text:p>
          </table:table-cell>
          <table:table-cell office:value-type="float" office:value="10887.5" calcext:value-type="float">
            <text:p>10887.5</text:p>
          </table:table-cell>
          <table:table-cell office:value-type="float" office:value="336638.4" calcext:value-type="float">
            <text:p>336638.4</text:p>
          </table:table-cell>
          <table:table-cell office:value-type="float" office:value="33473.2" calcext:value-type="float">
            <text:p>33473.2</text:p>
          </table:table-cell>
          <table:table-cell office:value-type="float" office:value="455750.8" calcext:value-type="float">
            <text:p>455750.8</text:p>
          </table:table-cell>
          <table:table-cell office:value-type="float" office:value="78900" calcext:value-type="float">
            <text:p>78900</text:p>
          </table:table-cell>
          <table:table-cell office:value-type="float" office:value="76854.2" calcext:value-type="float">
            <text:p>76854.2</text:p>
          </table:table-cell>
          <table:table-cell office:value-type="float" office:value="24227.4" calcext:value-type="float">
            <text:p>24227.4</text:p>
          </table:table-cell>
          <table:table-cell office:value-type="float" office:value="280121.6" calcext:value-type="float">
            <text:p>280121.6</text:p>
          </table:table-cell>
          <table:table-cell office:value-type="float" office:value="145746" calcext:value-type="float">
            <text:p>145746</text:p>
          </table:table-cell>
          <table:table-cell office:value-type="float" office:value="343603.5" calcext:value-type="float">
            <text:p>343603.5</text:p>
          </table:table-cell>
          <table:table-cell office:value-type="float" office:value="31126.8" calcext:value-type="float">
            <text:p>31126.8</text:p>
          </table:table-cell>
          <table:table-cell office:value-type="float" office:value="17288" calcext:value-type="float">
            <text:p>17288</text:p>
          </table:table-cell>
          <table:table-cell office:value-type="float" office:value="116485.6" calcext:value-type="float">
            <text:p>116485.6</text:p>
          </table:table-cell>
          <table:table-cell office:value-type="float" office:value="401177.2" calcext:value-type="float">
            <text:p>401177.2</text:p>
          </table:table-cell>
          <table:table-cell office:value-type="float" office:value="234212.8" calcext:value-type="float">
            <text:p>234212.8</text:p>
          </table:table-cell>
          <table:table-cell office:value-type="float" office:value="312429.6" calcext:value-type="float">
            <text:p>312429.6</text:p>
          </table:table-cell>
          <table:table-cell office:value-type="float" office:value="306374.4" calcext:value-type="float">
            <text:p>30637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1:40:04.25416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23T01:40:32.238697018</dc:date>
    <meta:editing-duration>PT58M49S</meta:editing-duration>
    <meta:editing-cycles>9</meta:editing-cycles>
    <meta:document-statistic meta:table-count="1" meta:cell-count="1122" meta:object-count="0"/>
  </office:meta>
</office:document-meta>
</file>